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 style:writing-mode="page"/>
    </style:style>
    <style:style style:name="Table1.A" style:family="table-column">
      <style:table-column-properties style:column-width="1.941in" style:rel-column-width="18999*"/>
    </style:style>
    <style:style style:name="Table1.B" style:family="table-column">
      <style:table-column-properties style:column-width="4.7542in" style:rel-column-width="46536*"/>
    </style:style>
    <style:style style:name="Table1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1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style:writing-mode="page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2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style:writing-mode="page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3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2" style:family="paragraph" style:parent-style-name="Title">
      <style:paragraph-properties fo:text-align="center" style:justify-single-word="false" style:shadow="none" style:vertical-align="middle" style:writing-mode="page"/>
      <style:text-properties officeooo:rsid="001fb317" officeooo:paragraph-rsid="001fb317"/>
    </style:style>
    <style:style style:name="P3" style:family="paragraph" style:parent-style-name="Subtitle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4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42522" officeooo:paragraph-rsid="00253b48"/>
    </style:style>
    <style:style style:name="P5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3b48" officeooo:paragraph-rsid="002fe95b"/>
    </style:style>
    <style:style style:name="P6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4782" officeooo:paragraph-rsid="002fe95b"/>
    </style:style>
    <style:style style:name="P7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bf7d4" officeooo:paragraph-rsid="002bf7d4"/>
    </style:style>
    <style:style style:name="P8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fe95b" officeooo:paragraph-rsid="002fe95b"/>
    </style:style>
    <style:style style:name="P9" style:family="paragraph" style:parent-style-name="Text_20_body">
      <style:paragraph-properties fo:margin-top="0in" fo:margin-bottom="0.1in" loext:contextual-spacing="false" style:writing-mode="page"/>
      <style:text-properties style:font-name="DejaVu Sans1" fo:font-weight="bold" officeooo:rsid="0031e012" officeooo:paragraph-rsid="0031e012" style:font-weight-asian="bold" style:font-weight-complex="bold"/>
    </style:style>
    <style:style style:name="P10" style:family="paragraph" style:parent-style-name="Text_20_body">
      <style:paragraph-properties fo:margin-top="0in" fo:margin-bottom="0.1in" loext:contextual-spacing="false" style:writing-mode="page"/>
      <style:text-properties fo:font-weight="normal" officeooo:rsid="0041698c" officeooo:paragraph-rsid="015b5ba9" style:font-weight-asian="normal" style:font-weight-complex="normal"/>
    </style:style>
    <style:style style:name="P11" style:family="paragraph" style:parent-style-name="Standard">
      <style:paragraph-properties fo:margin-top="0in" fo:margin-bottom="0.1in" loext:contextual-spacing="false" style:writing-mode="page"/>
      <style:text-properties style:font-name="Noto Mono" fo:font-size="12pt" officeooo:paragraph-rsid="015b5ba9" style:font-size-asian="10.5pt" style:font-size-complex="12pt"/>
    </style:style>
    <style:style style:name="P12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officeooo:rsid="001e9a12" officeooo:paragraph-rsid="001e9a12"/>
    </style:style>
    <style:style style:name="P13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style:font-name="Cantarell" fo:font-size="14pt" fo:font-weight="bold" officeooo:rsid="001fb317" officeooo:paragraph-rsid="001e9a12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246ab" officeooo:paragraph-rsid="004246a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b0faeb" officeooo:paragraph-rsid="00b0fae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d2553" officeooo:paragraph-rsid="015d2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Heading">
      <style:text-properties fo:font-size="14pt" officeooo:rsid="004246ab" officeooo:paragraph-rsid="004246ab" style:font-size-asian="14pt" style:font-size-complex="14pt"/>
    </style:style>
    <style:style style:name="P24" style:family="paragraph" style:parent-style-name="Table_20_Heading">
      <style:text-properties fo:font-size="14pt" officeooo:rsid="004723de" officeooo:paragraph-rsid="015b5ba9" style:font-size-asian="14pt" style:font-size-complex="14pt"/>
    </style:style>
    <style:style style:name="P25" style:family="paragraph" style:parent-style-name="Table_20_Heading">
      <style:text-properties fo:font-weight="bold" officeooo:rsid="0041698c" officeooo:paragraph-rsid="0041698c" style:font-weight-asian="bold" style:font-weight-complex="bold"/>
    </style:style>
    <style:style style:name="P26" style:family="paragraph" style:parent-style-name="Table_20_Heading">
      <style:text-properties fo:font-weight="bold" officeooo:rsid="0041698c" officeooo:paragraph-rsid="015b5ba9" style:font-weight-asian="bold" style:font-weight-complex="bold"/>
    </style:style>
    <style:style style:name="P27" style:family="paragraph" style:parent-style-name="Table_20_Heading">
      <style:text-properties officeooo:rsid="0041698c" officeooo:paragraph-rsid="0041698c"/>
    </style:style>
    <style:style style:name="P28" style:family="paragraph" style:parent-style-name="Table_20_Heading">
      <style:text-properties officeooo:rsid="0041698c" officeooo:paragraph-rsid="015b5ba9"/>
    </style:style>
    <style:style style:name="P29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text-properties style:font-name="DejaVu Sans1"/>
    </style:style>
    <style:style style:name="P34" style:family="paragraph" style:parent-style-name="Text_20_body">
      <style:text-properties style:font-name="DejaVu Sans1" officeooo:paragraph-rsid="004fee71"/>
    </style:style>
    <style:style style:name="P35" style:family="paragraph" style:parent-style-name="Text_20_body">
      <style:text-properties style:font-name="DejaVu Sans1" officeooo:rsid="01d8ec32" officeooo:paragraph-rsid="01d8ec32"/>
    </style:style>
    <style:style style:name="P36" style:family="paragraph" style:parent-style-name="Text_20_body">
      <style:text-properties officeooo:paragraph-rsid="00941a15"/>
    </style:style>
    <style:style style:name="P37" style:family="paragraph" style:parent-style-name="Text_20_body">
      <style:text-properties officeooo:paragraph-rsid="01554f2f"/>
    </style:style>
    <style:style style:name="P38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de4d81" style:font-size-asian="8pt" style:font-size-complex="8pt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e3f31c" style:font-size-asian="8pt" style:font-size-complex="8pt"/>
    </style:style>
    <style:style style:name="P40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748c" officeooo:paragraph-rsid="01e3748c" style:font-size-asian="7pt" style:font-size-complex="8pt"/>
    </style:style>
    <style:style style:name="P41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3cb69" style:font-size-asian="7pt" style:font-size-complex="8pt"/>
    </style:style>
    <style:style style:name="P42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55d15" style:font-size-asian="7pt" style:font-size-complex="8pt"/>
    </style:style>
    <style:style style:name="P43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5ef26" style:font-size-asian="7pt" style:font-size-complex="8pt"/>
    </style:style>
    <style:style style:name="P44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7448d" style:font-size-asian="7pt" style:font-size-complex="8pt"/>
    </style:style>
    <style:style style:name="P45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de4d81" officeooo:paragraph-rsid="01de4d81" style:font-size-asian="8pt" style:font-size-complex="8pt"/>
    </style:style>
    <style:style style:name="P46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de4d81" officeooo:paragraph-rsid="01e3f31c" style:font-size-asian="8pt" style:font-size-complex="8pt"/>
    </style:style>
    <style:style style:name="P47" style:family="paragraph" style:parent-style-name="Text_20_body">
      <style:paragraph-properties fo:margin-top="0in" fo:margin-bottom="0in" loext:contextual-spacing="false" fo:break-before="page" style:writing-mode="page"/>
      <style:text-properties style:font-name="Noto Mono" fo:font-size="8pt" style:text-underline-style="none" officeooo:rsid="01e3cb69" officeooo:paragraph-rsid="01e7448d" style:font-size-asian="7pt" style:font-size-complex="8pt"/>
    </style:style>
    <style:style style:name="P48" style:family="paragraph" style:parent-style-name="Text_20_body">
      <style:paragraph-properties fo:margin-top="0in" fo:margin-bottom="0.0201in" loext:contextual-spacing="false" style:writing-mode="page"/>
      <style:text-properties fo:font-size="8pt" style:text-underline-style="solid" style:text-underline-width="auto" style:text-underline-color="font-color" officeooo:rsid="01de4d81" officeooo:paragraph-rsid="01de4d81" style:font-size-asian="8pt" style:font-size-complex="8pt"/>
    </style:style>
    <style:style style:name="P49" style:family="paragraph" style:parent-style-name="Text_20_body">
      <style:paragraph-properties fo:margin-top="0in" fo:margin-bottom="0.0201in" loext:contextual-spacing="false" style:writing-mode="page"/>
      <style:text-properties style:font-name="Noto Mono" fo:font-size="8pt" style:text-underline-style="solid" style:text-underline-width="auto" style:text-underline-color="font-color" officeooo:rsid="01e3748c" officeooo:paragraph-rsid="01e3748c" style:font-size-asian="7pt" style:font-size-complex="8pt"/>
    </style:style>
    <style:style style:name="P50" style:family="paragraph" style:parent-style-name="Footnote">
      <style:text-properties officeooo:paragraph-rsid="01da13a5"/>
    </style:style>
    <style:style style:name="P51" style:family="paragraph" style:parent-style-name="Text_20_body" style:list-style-name="L6">
      <style:text-properties style:font-name="DejaVu Sans1" officeooo:rsid="004f207c" officeooo:paragraph-rsid="004f207c"/>
    </style:style>
    <style:style style:name="P52" style:family="paragraph" style:parent-style-name="Text_20_body" style:list-style-name="L7">
      <style:text-properties fo:font-size="8pt" officeooo:rsid="0096527f" officeooo:paragraph-rsid="019e2ffc" style:font-size-asian="7pt" style:font-size-complex="8pt"/>
    </style:style>
    <style:style style:name="P53" style:family="paragraph" style:parent-style-name="Text_20_body" style:list-style-name="L7">
      <style:text-properties fo:font-size="8pt" officeooo:rsid="01a3aaec" officeooo:paragraph-rsid="01a3aaec" style:font-size-asian="7pt" style:font-size-complex="8pt"/>
    </style:style>
    <style:style style:name="P54" style:family="paragraph" style:parent-style-name="Text_20_body" style:list-style-name="L10">
      <style:text-properties fo:font-size="8pt" officeooo:rsid="00675083" officeooo:paragraph-rsid="00675083" style:font-size-asian="7pt" style:font-size-complex="8pt"/>
    </style:style>
    <style:style style:name="P55" style:family="paragraph" style:parent-style-name="Text_20_body" style:list-style-name="L10">
      <style:text-properties fo:font-size="8pt" officeooo:rsid="006e6a8b" officeooo:paragraph-rsid="006e6a8b" style:font-size-asian="7pt" style:font-size-complex="8pt"/>
    </style:style>
    <style:style style:name="P56" style:family="paragraph" style:parent-style-name="Text_20_body" style:list-style-name="L11">
      <style:text-properties fo:font-size="8pt" officeooo:rsid="0074bdb7" officeooo:paragraph-rsid="016d78e3" style:font-size-asian="7pt" style:font-size-complex="8pt"/>
    </style:style>
    <style:style style:name="P57" style:family="paragraph" style:parent-style-name="Text_20_body" style:list-style-name="L11">
      <style:text-properties fo:font-size="8pt" officeooo:rsid="0075c3df" officeooo:paragraph-rsid="0075c3df" style:font-size-asian="7pt" style:font-size-complex="8pt"/>
    </style:style>
    <style:style style:name="P58" style:family="paragraph" style:parent-style-name="Text_20_body" style:list-style-name="L11">
      <style:text-properties fo:font-size="8pt" officeooo:rsid="0075c3df" officeooo:paragraph-rsid="00847444" style:font-size-asian="7pt" style:font-size-complex="8pt"/>
    </style:style>
    <style:style style:name="P59" style:family="paragraph" style:parent-style-name="Text_20_body" style:list-style-name="L12">
      <style:text-properties fo:font-size="8pt" officeooo:rsid="01927b93" officeooo:paragraph-rsid="01927b93" style:font-size-asian="7pt" style:font-size-complex="8pt"/>
    </style:style>
    <style:style style:name="P60" style:family="paragraph" style:parent-style-name="Text_20_body" style:list-style-name="L12">
      <style:text-properties fo:font-size="8pt" officeooo:rsid="0182dd1e" officeooo:paragraph-rsid="0182dd1e" style:font-size-asian="7pt" style:font-size-complex="8pt"/>
    </style:style>
    <style:style style:name="P61" style:family="paragraph" style:parent-style-name="Text_20_body" style:list-style-name="L12">
      <style:text-properties fo:font-size="8pt" officeooo:rsid="0087cfb3" officeooo:paragraph-rsid="0087cfb3" style:font-size-asian="7pt" style:font-size-complex="8pt"/>
    </style:style>
    <style:style style:name="P62" style:family="paragraph" style:parent-style-name="Text_20_body" style:list-style-name="L12">
      <style:text-properties fo:font-size="8pt" officeooo:rsid="00884687" officeooo:paragraph-rsid="008a0d73" style:font-size-asian="7pt" style:font-size-complex="8pt"/>
    </style:style>
    <style:style style:name="P63" style:family="paragraph" style:parent-style-name="Text_20_body" style:list-style-name="L9">
      <style:text-properties fo:font-size="8pt" officeooo:rsid="0064cda0" officeooo:paragraph-rsid="0064cda0" style:font-size-asian="8pt" style:font-size-complex="8pt"/>
    </style:style>
    <style:style style:name="P64" style:family="paragraph" style:parent-style-name="Text_20_body" style:list-style-name="L9">
      <style:text-properties fo:font-size="8pt" officeooo:rsid="0064cda0" officeooo:paragraph-rsid="00b301d7" style:font-size-asian="8pt" style:font-size-complex="8pt"/>
    </style:style>
    <style:style style:name="P65" style:family="paragraph" style:parent-style-name="Text_20_body" style:list-style-name="L8">
      <style:text-properties officeooo:paragraph-rsid="010f1f6e"/>
    </style:style>
    <style:style style:name="P66" style:family="paragraph" style:parent-style-name="Text_20_body" style:list-style-name="L8">
      <style:text-properties style:font-name="Noto Mono" officeooo:rsid="005ad73f" officeooo:paragraph-rsid="010eba7b"/>
    </style:style>
    <style:style style:name="P67" style:family="paragraph" style:parent-style-name="Text_20_body" style:list-style-name="L8">
      <style:text-properties style:font-name="Noto Mono" officeooo:rsid="005ad73f" officeooo:paragraph-rsid="01544239"/>
    </style:style>
    <style:style style:name="P68" style:family="paragraph" style:parent-style-name="Text_20_body" style:list-style-name="L8">
      <style:text-properties style:font-name="Noto Mono" officeooo:rsid="005cd6db" officeooo:paragraph-rsid="005cd6db"/>
    </style:style>
    <style:style style:name="P69" style:family="paragraph" style:parent-style-name="Text_20_body" style:list-style-name="L10">
      <style:text-properties style:font-name="Noto Mono" fo:font-size="8pt" fo:font-weight="normal" officeooo:rsid="015d641f" officeooo:paragraph-rsid="015d641f" style:font-size-asian="7pt" style:font-weight-asian="normal" style:font-size-complex="8pt" style:font-weight-complex="normal"/>
    </style:style>
    <style:style style:name="P70" style:family="paragraph" style:parent-style-name="Text_20_body" style:list-style-name="L10">
      <style:text-properties style:font-name="Noto Mono" fo:font-size="8pt" fo:font-weight="normal" officeooo:rsid="015d641f" officeooo:paragraph-rsid="015f67f2" style:font-size-asian="7pt" style:font-weight-asian="normal" style:font-size-complex="8pt" style:font-weight-complex="normal"/>
    </style:style>
    <style:style style:name="P71" style:family="paragraph" style:parent-style-name="Text_20_body" style:list-style-name="L8">
      <style:text-properties officeooo:rsid="005e8c52" officeooo:paragraph-rsid="00a14d65"/>
    </style:style>
    <style:style style:name="P72" style:family="paragraph" style:parent-style-name="Text_20_body" style:list-style-name="L9">
      <style:text-properties officeooo:paragraph-rsid="00dec393"/>
    </style:style>
    <style:style style:name="P73" style:family="paragraph" style:parent-style-name="Text_20_body" style:list-style-name="L9">
      <style:text-properties officeooo:rsid="014bfc69" officeooo:paragraph-rsid="014bfc69"/>
    </style:style>
    <style:style style:name="P74" style:family="paragraph" style:parent-style-name="Text_20_body" style:list-style-name="L9">
      <style:text-properties officeooo:rsid="0064cda0" officeooo:paragraph-rsid="0064cda0"/>
    </style:style>
    <style:style style:name="P75" style:family="paragraph" style:parent-style-name="Text_20_body" style:list-style-name="L10">
      <style:text-properties officeooo:rsid="00675083" officeooo:paragraph-rsid="006e6a8b"/>
    </style:style>
    <style:style style:name="P76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03acafc" officeooo:paragraph-rsid="003acafc" style:font-size-asian="14pt" style:font-weight-asian="bold" style:font-size-complex="14pt" style:font-weight-complex="bold"/>
    </style:style>
    <style:style style:name="P77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bc0e01" officeooo:paragraph-rsid="01bc0e01" style:font-size-asian="14pt" style:font-weight-asian="bold" style:font-size-complex="14pt" style:font-weight-complex="bold"/>
    </style:style>
    <style:style style:name="P78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5435a8" officeooo:paragraph-rsid="015435a8" style:font-size-asian="14pt" style:font-weight-asian="bold" style:font-size-complex="14pt" style:font-weight-complex="bold"/>
    </style:style>
    <style:style style:name="P79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style:font-name="Cantarell" fo:font-size="14pt" fo:font-weight="bold" officeooo:rsid="001fb317" officeooo:paragraph-rsid="001fb317" style:font-size-asian="14pt" style:font-weight-asian="bold" style:font-size-complex="14pt" style:font-weight-complex="bold"/>
    </style:style>
    <style:style style:name="P80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officeooo:paragraph-rsid="001fb317"/>
    </style:style>
    <style:style style:name="P81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1e012" officeooo:paragraph-rsid="0031e012"/>
    </style:style>
    <style:style style:name="P82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35508" officeooo:paragraph-rsid="00335508"/>
    </style:style>
    <style:style style:name="P83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4608d" officeooo:paragraph-rsid="0034608d"/>
    </style:style>
    <style:style style:name="P84" style:family="paragraph" style:parent-style-name="Text_20_body" style:list-style-name="L4">
      <style:paragraph-properties fo:margin-top="0.1701in" fo:margin-bottom="0in" loext:contextual-spacing="false" style:writing-mode="page"/>
      <style:text-properties style:font-name="DejaVu Sans1" officeooo:rsid="01bd2f42" officeooo:paragraph-rsid="01bd2f42"/>
    </style:style>
    <style:style style:name="P85" style:family="paragraph" style:parent-style-name="Text_20_body" style:list-style-name="L4">
      <style:paragraph-properties fo:margin-top="0.0299in" fo:margin-bottom="0in" loext:contextual-spacing="false" style:writing-mode="page"/>
      <style:text-properties style:font-name="Noto Mono" fo:font-size="10pt" officeooo:rsid="01bd2f42" officeooo:paragraph-rsid="01bd2f42" style:font-size-asian="10pt" style:font-size-complex="10pt"/>
    </style:style>
    <style:style style:name="P86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bdce23" officeooo:paragraph-rsid="01bdce23" style:font-size-asian="12pt" style:font-size-complex="12pt"/>
    </style:style>
    <style:style style:name="P87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c229e2" officeooo:paragraph-rsid="01c229e2" style:font-size-asian="12pt" style:font-size-complex="12pt"/>
    </style:style>
    <style:style style:name="P88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DejaVu Sans1" fo:font-size="10pt" officeooo:rsid="01c229e2" officeooo:paragraph-rsid="01c229e2" style:font-size-asian="8.75pt" style:font-size-complex="10pt"/>
    </style:style>
    <style:style style:name="P89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9255d" officeooo:paragraph-rsid="01c9255d" style:font-size-asian="8pt" style:font-size-complex="8pt"/>
    </style:style>
    <style:style style:name="P90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e3f22" officeooo:paragraph-rsid="01ce3f22" style:font-size-asian="8pt" style:font-size-complex="8pt"/>
    </style:style>
    <style:style style:name="P91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10pt" officeooo:rsid="01d63269" officeooo:paragraph-rsid="01d63269" style:font-size-asian="8.75pt" style:font-size-complex="10pt"/>
    </style:style>
    <style:style style:name="P92" style:family="paragraph" style:parent-style-name="Heading_20_1">
      <style:text-properties officeooo:rsid="003acafc" officeooo:paragraph-rsid="003acafc"/>
    </style:style>
    <style:style style:name="P93" style:family="paragraph" style:parent-style-name="Heading_20_1">
      <style:paragraph-properties fo:text-align="start" style:justify-single-word="false" style:shadow="none" style:vertical-align="middle" style:writing-mode="page"/>
      <style:text-properties officeooo:rsid="001fb317" officeooo:paragraph-rsid="001fb317"/>
    </style:style>
    <style:style style:name="P94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242522" officeooo:paragraph-rsid="00242522"/>
    </style:style>
    <style:style style:name="P95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1bd2f42" officeooo:paragraph-rsid="01bd2f42"/>
    </style:style>
    <style:style style:name="P96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04e371c" officeooo:paragraph-rsid="004e371c"/>
    </style:style>
    <style:style style:name="P97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40af6a" officeooo:paragraph-rsid="0040af6a"/>
    </style:style>
    <style:style style:name="P98" style:family="paragraph" style:parent-style-name="Heading_20_1">
      <style:paragraph-properties fo:margin-top="0.1701in" fo:margin-bottom="0.2in" loext:contextual-spacing="false" fo:break-before="page" style:writing-mode="page"/>
      <style:text-properties officeooo:paragraph-rsid="015b5ba9"/>
    </style:style>
    <style:style style:name="P99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1d8ec32" officeooo:paragraph-rsid="01d8ec32"/>
    </style:style>
    <style:style style:name="P100" style:family="paragraph" style:parent-style-name="Heading_20_2">
      <style:text-properties style:font-name="DejaVu Sans1"/>
    </style:style>
    <style:style style:name="P101" style:family="paragraph" style:parent-style-name="Heading_20_2">
      <style:text-properties style:font-name="DejaVu Sans1" officeooo:rsid="00941a15" officeooo:paragraph-rsid="00941a15"/>
    </style:style>
    <style:style style:name="P102" style:family="paragraph" style:parent-style-name="Heading_20_2">
      <style:text-properties officeooo:rsid="00958e2d" officeooo:paragraph-rsid="00958e2d"/>
    </style:style>
    <style:style style:name="P103" style:family="paragraph" style:parent-style-name="Heading_20_2">
      <style:text-properties officeooo:rsid="005ad73f" officeooo:paragraph-rsid="005ad73f"/>
    </style:style>
    <style:style style:name="P104" style:family="paragraph" style:parent-style-name="Heading_20_2">
      <style:text-properties officeooo:rsid="00638e15" officeooo:paragraph-rsid="00638e15"/>
    </style:style>
    <style:style style:name="P105" style:family="paragraph" style:parent-style-name="Heading_20_2">
      <style:text-properties officeooo:rsid="006681a7" officeooo:paragraph-rsid="006681a7"/>
    </style:style>
    <style:style style:name="P106" style:family="paragraph" style:parent-style-name="Heading_20_2">
      <style:text-properties officeooo:rsid="0074bdb7" officeooo:paragraph-rsid="0074bdb7"/>
    </style:style>
    <style:style style:name="P107" style:family="paragraph" style:parent-style-name="Heading_20_2">
      <style:text-properties officeooo:rsid="007a6cb0" officeooo:paragraph-rsid="007a6cb0"/>
    </style:style>
    <style:style style:name="P108" style:family="paragraph" style:parent-style-name="Heading_20_2">
      <style:text-properties officeooo:rsid="01da6805" officeooo:paragraph-rsid="01da6805"/>
    </style:style>
    <style:style style:name="P109" style:family="paragraph" style:parent-style-name="Heading_20_2">
      <style:text-properties officeooo:rsid="01e3748c" officeooo:paragraph-rsid="01e3748c"/>
    </style:style>
    <style:style style:name="P110" style:family="paragraph" style:parent-style-name="Heading_20_3">
      <style:text-properties officeooo:paragraph-rsid="013abb3e"/>
    </style:style>
    <style:style style:name="P111" style:family="paragraph" style:parent-style-name="Code" style:list-style-name="L8"/>
    <style:style style:name="P112" style:family="paragraph" style:parent-style-name="Funcdesc" style:list-style-name="L7"/>
    <style:style style:name="P113" style:family="paragraph" style:parent-style-name="Funcdesc" style:list-style-name="L7">
      <style:text-properties officeooo:rsid="019a98d4" officeooo:paragraph-rsid="019a98d4"/>
    </style:style>
    <style:style style:name="P114" style:family="paragraph" style:parent-style-name="Footnote">
      <style:text-properties style:font-name="DejaVu Sans1" fo:font-size="8pt" fo:font-weight="normal" officeooo:rsid="01bdce23" officeooo:paragraph-rsid="01da13a5" style:font-size-asian="8pt" style:font-weight-asian="normal" style:font-size-complex="8pt" style:font-weight-complex="normal"/>
    </style:style>
    <style:style style:name="T1" style:family="text">
      <style:text-properties officeooo:rsid="00254782"/>
    </style:style>
    <style:style style:name="T2" style:family="text">
      <style:text-properties officeooo:rsid="002fe95b"/>
    </style:style>
    <style:style style:name="T3" style:family="text">
      <style:text-properties officeooo:rsid="00335508"/>
    </style:style>
    <style:style style:name="T4" style:family="text">
      <style:text-properties style:font-name="Cantarell" fo:font-size="14pt" fo:font-weight="bold" officeooo:rsid="001fb317" style:font-size-asian="14pt" style:font-weight-asian="bold" style:font-size-complex="14pt" style:font-weight-complex="bold"/>
    </style:style>
    <style:style style:name="T5" style:family="text">
      <style:text-properties style:font-name="Cantarell" fo:font-size="14pt" fo:font-weight="bold" officeooo:rsid="003d8f97" style:font-size-asian="14pt" style:font-weight-asian="bold" style:font-size-complex="14pt" style:font-weight-complex="bold"/>
    </style:style>
    <style:style style:name="T6" style:family="text">
      <style:text-properties officeooo:rsid="0044193d"/>
    </style:style>
    <style:style style:name="T7" style:family="text">
      <style:text-properties officeooo:rsid="004f207c"/>
    </style:style>
    <style:style style:name="T8" style:family="text">
      <style:text-properties officeooo:rsid="0052a577"/>
    </style:style>
    <style:style style:name="T9" style:family="text">
      <style:text-properties officeooo:rsid="0053b81e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941a15"/>
    </style:style>
    <style:style style:name="T12" style:family="text">
      <style:text-properties style:font-name="DejaVu Sans1" officeooo:rsid="0094c9b5"/>
    </style:style>
    <style:style style:name="T13" style:family="text">
      <style:text-properties style:font-name="DejaVu Sans1" officeooo:rsid="004f207c"/>
    </style:style>
    <style:style style:name="T14" style:family="text">
      <style:text-properties style:font-name="DejaVu Sans1" officeooo:rsid="01d7833a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646559" style:font-size-asian="8pt" style:font-size-complex="8pt"/>
    </style:style>
    <style:style style:name="T17" style:family="text">
      <style:text-properties fo:font-size="8pt" officeooo:rsid="00638e15" style:font-size-asian="8pt" style:font-size-complex="8pt"/>
    </style:style>
    <style:style style:name="T18" style:family="text">
      <style:text-properties fo:font-size="8pt" style:font-size-asian="7pt" style:font-size-complex="8pt"/>
    </style:style>
    <style:style style:name="T19" style:family="text">
      <style:text-properties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size="8pt" fo:font-weight="normal" officeooo:rsid="01da13a5" style:font-size-asian="8pt" style:font-weight-asian="normal" style:font-size-complex="8pt" style:font-weight-complex="normal"/>
    </style:style>
    <style:style style:name="T21" style:family="text">
      <style:text-properties officeooo:rsid="00763175"/>
    </style:style>
    <style:style style:name="T22" style:family="text">
      <style:text-properties officeooo:rsid="0082ea93"/>
    </style:style>
    <style:style style:name="T23" style:family="text">
      <style:text-properties officeooo:rsid="00884687"/>
    </style:style>
    <style:style style:name="T24" style:family="text">
      <style:text-properties officeooo:rsid="008c8bd9"/>
    </style:style>
    <style:style style:name="T25" style:family="text">
      <style:text-properties officeooo:rsid="00b0faeb"/>
    </style:style>
    <style:style style:name="T26" style:family="text">
      <style:text-properties officeooo:rsid="00cb1a02"/>
    </style:style>
    <style:style style:name="T27" style:family="text">
      <style:text-properties officeooo:rsid="00d0ad9c"/>
    </style:style>
    <style:style style:name="T28" style:family="text">
      <style:text-properties officeooo:rsid="00d8f200"/>
    </style:style>
    <style:style style:name="T29" style:family="text">
      <style:text-properties style:font-name="URW Gothic" fo:font-weight="bold" style:font-size-asian="8pt" style:font-weight-asian="bold" style:font-weight-complex="bold"/>
    </style:style>
    <style:style style:name="T30" style:family="text">
      <style:text-properties style:font-name="URW Gothic" fo:font-weight="bold" officeooo:rsid="0097ff91" style:font-size-asian="8pt" style:font-weight-asian="bold" style:font-weight-complex="bold"/>
    </style:style>
    <style:style style:name="T31" style:family="text">
      <style:text-properties style:font-name="URW Gothic" fo:font-weight="bold" officeooo:rsid="00b61bdf" style:font-size-asian="8pt" style:font-weight-asian="bold" style:font-weight-complex="bold"/>
    </style:style>
    <style:style style:name="T32" style:family="text">
      <style:text-properties style:font-name="URW Gothic" fo:font-weight="bold" officeooo:rsid="00b79c81" style:font-size-asian="8pt" style:font-weight-asian="bold" style:font-weight-complex="bold"/>
    </style:style>
    <style:style style:name="T33" style:family="text">
      <style:text-properties style:font-name="URW Gothic" fo:font-weight="bold" officeooo:rsid="00b70c2a" style:font-size-asian="8pt" style:font-weight-asian="bold" style:font-weight-complex="bold"/>
    </style:style>
    <style:style style:name="T34" style:family="text">
      <style:text-properties style:font-name="URW Gothic" fo:font-weight="bold" officeooo:rsid="00ed3b1c" style:font-size-asian="8pt" style:font-weight-asian="bold" style:font-weight-complex="bold"/>
    </style:style>
    <style:style style:name="T35" style:family="text">
      <style:text-properties style:font-name="URW Gothic" fo:font-weight="bold" officeooo:rsid="00ba1b34" style:font-size-asian="8pt" style:font-weight-asian="bold" style:font-weight-complex="bold"/>
    </style:style>
    <style:style style:name="T36" style:family="text">
      <style:text-properties style:font-name="URW Gothic" fo:font-weight="bold" officeooo:rsid="00bb0c5d" style:font-size-asian="8pt" style:font-weight-asian="bold" style:font-weight-complex="bold"/>
    </style:style>
    <style:style style:name="T37" style:family="text">
      <style:text-properties style:font-name="URW Gothic" fo:font-weight="bold" officeooo:rsid="00bcd533" style:font-size-asian="8pt" style:font-weight-asian="bold" style:font-weight-complex="bold"/>
    </style:style>
    <style:style style:name="T38" style:family="text">
      <style:text-properties style:font-name="URW Gothic" fo:font-weight="bold" officeooo:rsid="00cb1a02" style:font-size-asian="8pt" style:font-weight-asian="bold" style:font-weight-complex="bold"/>
    </style:style>
    <style:style style:name="T39" style:family="text">
      <style:text-properties style:font-name="URW Gothic" fo:font-weight="bold" officeooo:rsid="00763175" style:font-size-asian="8pt" style:font-weight-asian="bold" style:font-weight-complex="bold"/>
    </style:style>
    <style:style style:name="T40" style:family="text">
      <style:text-properties style:font-name="URW Gothic" fo:font-weight="bold" officeooo:rsid="00bcf1cf" style:font-size-asian="8pt" style:font-weight-asian="bold" style:font-weight-complex="bold"/>
    </style:style>
    <style:style style:name="T41" style:family="text">
      <style:text-properties style:font-name="URW Gothic" fo:font-weight="bold" officeooo:rsid="00f4726c" style:font-size-asian="8pt" style:font-weight-asian="bold" style:font-weight-complex="bold"/>
    </style:style>
    <style:style style:name="T42" style:family="text">
      <style:text-properties style:font-name="URW Gothic" fo:font-weight="bold" officeooo:rsid="00f5aea8" style:font-size-asian="8pt" style:font-weight-asian="bold" style:font-weight-complex="bold"/>
    </style:style>
    <style:style style:name="T43" style:family="text">
      <style:text-properties style:font-name="URW Gothic" fo:font-weight="bold" officeooo:rsid="00cbf502" style:font-size-asian="8pt" style:font-weight-asian="bold" style:font-weight-complex="bold"/>
    </style:style>
    <style:style style:name="T44" style:family="text">
      <style:text-properties style:font-name="URW Gothic" fo:font-weight="bold" officeooo:rsid="0157d7f9" style:font-size-asian="8pt" style:font-weight-asian="bold" style:font-weight-complex="bold"/>
    </style:style>
    <style:style style:name="T45" style:family="text">
      <style:text-properties style:font-name="URW Gothic" fo:font-weight="bold" officeooo:rsid="015f67f2" style:font-size-asian="8pt" style:font-weight-asian="bold" style:font-weight-complex="bold"/>
    </style:style>
    <style:style style:name="T46" style:family="text">
      <style:text-properties style:font-name="URW Gothic" fo:font-weight="bold" officeooo:rsid="016243ae" style:font-size-asian="8pt" style:font-weight-asian="bold" style:font-weight-complex="bold"/>
    </style:style>
    <style:style style:name="T47" style:family="text">
      <style:text-properties style:font-name="URW Gothic" fo:font-weight="bold" officeooo:rsid="01626b6b" style:font-size-asian="8pt" style:font-weight-asian="bold" style:font-weight-complex="bold"/>
    </style:style>
    <style:style style:name="T48" style:family="text">
      <style:text-properties style:font-name="URW Gothic" fo:font-weight="bold" officeooo:rsid="01712703" style:font-size-asian="8pt" style:font-weight-asian="bold" style:font-weight-complex="bold"/>
    </style:style>
    <style:style style:name="T49" style:family="text">
      <style:text-properties style:font-name="URW Gothic" fo:font-weight="bold" officeooo:rsid="0172b015" style:font-size-asian="8pt" style:font-weight-asian="bold" style:font-weight-complex="bold"/>
    </style:style>
    <style:style style:name="T50" style:family="text">
      <style:text-properties style:font-name="URW Gothic" fo:font-weight="bold" officeooo:rsid="017bd136" style:font-size-asian="8pt" style:font-weight-asian="bold" style:font-weight-complex="bold"/>
    </style:style>
    <style:style style:name="T51" style:family="text">
      <style:text-properties style:font-name="URW Gothic" fo:font-weight="bold" officeooo:rsid="01860fe7" style:font-size-asian="8pt" style:font-weight-asian="bold" style:font-weight-complex="bold"/>
    </style:style>
    <style:style style:name="T52" style:family="text">
      <style:text-properties style:font-name="URW Gothic" fo:font-weight="bold" officeooo:rsid="01875ed5" style:font-size-asian="8pt" style:font-weight-asian="bold" style:font-weight-complex="bold"/>
    </style:style>
    <style:style style:name="T53" style:family="text">
      <style:text-properties style:font-name="URW Gothic" fo:font-weight="bold" officeooo:rsid="01880cd6" style:font-size-asian="8pt" style:font-weight-asian="bold" style:font-weight-complex="bold"/>
    </style:style>
    <style:style style:name="T54" style:family="text">
      <style:text-properties style:font-name="URW Gothic" fo:font-weight="bold" officeooo:rsid="018a97bc" style:font-size-asian="8pt" style:font-weight-asian="bold" style:font-weight-complex="bold"/>
    </style:style>
    <style:style style:name="T55" style:family="text">
      <style:text-properties style:font-name="URW Gothic" fo:font-weight="bold" officeooo:rsid="018badb4" style:font-size-asian="8pt" style:font-weight-asian="bold" style:font-weight-complex="bold"/>
    </style:style>
    <style:style style:name="T56" style:family="text">
      <style:text-properties style:font-name="URW Gothic" fo:font-weight="bold" officeooo:rsid="018d27ed" style:font-size-asian="8pt" style:font-weight-asian="bold" style:font-weight-complex="bold"/>
    </style:style>
    <style:style style:name="T57" style:family="text">
      <style:text-properties style:font-name="URW Gothic" fo:font-weight="bold" officeooo:rsid="018eb3a1" style:font-size-asian="8pt" style:font-weight-asian="bold" style:font-weight-complex="bold"/>
    </style:style>
    <style:style style:name="T58" style:family="text">
      <style:text-properties style:font-name="URW Gothic" fo:font-weight="bold" officeooo:rsid="01995c90" style:font-size-asian="8pt" style:font-weight-asian="bold" style:font-weight-complex="bold"/>
    </style:style>
    <style:style style:name="T59" style:family="text">
      <style:text-properties style:font-name="URW Gothic" fo:font-weight="bold" style:font-weight-asian="bold" style:font-weight-complex="bold"/>
    </style:style>
    <style:style style:name="T60" style:family="text">
      <style:text-properties style:font-name="URW Gothic" fo:font-weight="bold" officeooo:rsid="00ae67ad" style:font-weight-asian="bold" style:font-weight-complex="bold"/>
    </style:style>
    <style:style style:name="T61" style:family="text">
      <style:text-properties style:font-name="URW Gothic" fo:font-weight="bold" officeooo:rsid="00af1951" style:font-weight-asian="bold" style:font-weight-complex="bold"/>
    </style:style>
    <style:style style:name="T62" style:family="text">
      <style:text-properties style:font-name="URW Gothic" fo:font-weight="bold" officeooo:rsid="00b4fadf" style:font-weight-asian="bold" style:font-weight-complex="bold"/>
    </style:style>
    <style:style style:name="T63" style:family="text">
      <style:text-properties style:font-name="URW Gothic" fo:font-weight="bold" officeooo:rsid="00b301d7" style:font-weight-asian="bold" style:font-weight-complex="bold"/>
    </style:style>
    <style:style style:name="T64" style:family="text">
      <style:text-properties style:font-name="URW Gothic" fo:font-weight="bold" officeooo:rsid="00c53dda" style:font-weight-asian="bold" style:font-weight-complex="bold"/>
    </style:style>
    <style:style style:name="T65" style:family="text">
      <style:text-properties style:font-name="URW Gothic" fo:font-weight="bold" officeooo:rsid="0182f599" style:font-weight-asian="bold" style:font-weight-complex="bold"/>
    </style:style>
    <style:style style:name="T66" style:family="text">
      <style:text-properties style:font-name="URW Gothic" fo:font-weight="bold" officeooo:rsid="0194d5d8" style:font-weight-asian="bold" style:font-weight-complex="bold"/>
    </style:style>
    <style:style style:name="T67" style:family="text">
      <style:text-properties style:font-name="URW Gothic" fo:font-weight="bold" officeooo:rsid="01a99558" style:font-weight-asian="bold" style:font-weight-complex="bold"/>
    </style:style>
    <style:style style:name="T68" style:family="text">
      <style:text-properties style:font-name="URW Gothic" fo:font-weight="bold" officeooo:rsid="01abc17f" style:font-weight-asian="bold" style:font-weight-complex="bold"/>
    </style:style>
    <style:style style:name="T69" style:family="text">
      <style:text-properties style:font-name="URW Gothic" fo:font-weight="bold" officeooo:rsid="01b5cb1b" style:font-weight-asian="bold" style:font-weight-complex="bold"/>
    </style:style>
    <style:style style:name="T70" style:family="text">
      <style:text-properties style:font-name="URW Gothic" fo:font-weight="bold" officeooo:rsid="01b63b99" style:font-weight-asian="bold" style:font-weight-complex="bold"/>
    </style:style>
    <style:style style:name="T71" style:family="text">
      <style:text-properties style:font-name="URW Gothic" fo:font-weight="bold" officeooo:rsid="01b7f594" style:font-weight-asian="bold" style:font-weight-complex="bold"/>
    </style:style>
    <style:style style:name="T72" style:family="text">
      <style:text-properties style:font-name="URW Gothic" fo:font-size="8pt" fo:font-weight="bold" style:font-size-asian="8pt" style:font-weight-asian="bold" style:font-size-complex="8pt" style:font-weight-complex="bold"/>
    </style:style>
    <style:style style:name="T73" style:family="text">
      <style:text-properties style:font-name="URW Gothic" fo:font-size="8pt" fo:font-weight="bold" officeooo:rsid="00d943f4" style:font-size-asian="8pt" style:font-weight-asian="bold" style:font-size-complex="8pt" style:font-weight-complex="bold"/>
    </style:style>
    <style:style style:name="T74" style:family="text">
      <style:text-properties style:font-name="URW Gothic" fo:font-size="8pt" fo:font-weight="bold" officeooo:rsid="00da49d3" style:font-size-asian="8pt" style:font-weight-asian="bold" style:font-size-complex="8pt" style:font-weight-complex="bold"/>
    </style:style>
    <style:style style:name="T75" style:family="text">
      <style:text-properties style:font-name="URW Gothic" fo:font-size="8pt" fo:font-weight="bold" officeooo:rsid="00dc0f73" style:font-size-asian="8pt" style:font-weight-asian="bold" style:font-size-complex="8pt" style:font-weight-complex="bold"/>
    </style:style>
    <style:style style:name="T76" style:family="text">
      <style:text-properties style:font-name="URW Gothic" fo:font-size="8pt" fo:font-weight="bold" officeooo:rsid="00dd3a9d" style:font-size-asian="8pt" style:font-weight-asian="bold" style:font-size-complex="8pt" style:font-weight-complex="bold"/>
    </style:style>
    <style:style style:name="T77" style:family="text">
      <style:text-properties style:font-name="URW Gothic" fo:font-size="8pt" fo:font-weight="bold" officeooo:rsid="006185de" style:font-size-asian="8pt" style:font-weight-asian="bold" style:font-size-complex="8pt" style:font-weight-complex="bold"/>
    </style:style>
    <style:style style:name="T78" style:family="text">
      <style:text-properties style:font-name="URW Gothic" fo:font-size="8pt" fo:font-weight="bold" officeooo:rsid="00a85061" style:font-size-asian="8pt" style:font-weight-asian="bold" style:font-size-complex="8pt" style:font-weight-complex="bold"/>
    </style:style>
    <style:style style:name="T79" style:family="text">
      <style:text-properties style:font-name="URW Gothic" fo:font-size="8pt" fo:font-weight="bold" officeooo:rsid="00dec393" style:font-size-asian="8pt" style:font-weight-asian="bold" style:font-size-complex="8pt" style:font-weight-complex="bold"/>
    </style:style>
    <style:style style:name="T80" style:family="text">
      <style:text-properties style:font-name="URW Gothic" fo:font-size="8pt" fo:font-weight="bold" officeooo:rsid="00ab0d3c" style:font-size-asian="8pt" style:font-weight-asian="bold" style:font-size-complex="8pt" style:font-weight-complex="bold"/>
    </style:style>
    <style:style style:name="T81" style:family="text">
      <style:text-properties style:font-name="URW Gothic" fo:font-size="8pt" fo:font-weight="bold" officeooo:rsid="00ac56c6" style:font-size-asian="8pt" style:font-weight-asian="bold" style:font-size-complex="8pt" style:font-weight-complex="bold"/>
    </style:style>
    <style:style style:name="T82" style:family="text">
      <style:text-properties style:font-name="URW Gothic" fo:font-size="8pt" fo:font-weight="bold" officeooo:rsid="00e0b99d" style:font-size-asian="8pt" style:font-weight-asian="bold" style:font-size-complex="8pt" style:font-weight-complex="bold"/>
    </style:style>
    <style:style style:name="T83" style:family="text">
      <style:text-properties style:font-name="URW Gothic" fo:font-size="8pt" fo:font-weight="bold" officeooo:rsid="00e1266d" style:font-size-asian="8pt" style:font-weight-asian="bold" style:font-size-complex="8pt" style:font-weight-complex="bold"/>
    </style:style>
    <style:style style:name="T84" style:family="text">
      <style:text-properties style:font-name="URW Gothic" fo:font-size="8pt" fo:font-weight="bold" officeooo:rsid="00a8a6e9" style:font-size-asian="8pt" style:font-weight-asian="bold" style:font-size-complex="8pt" style:font-weight-complex="bold"/>
    </style:style>
    <style:style style:name="T85" style:family="text">
      <style:text-properties style:font-name="URW Gothic" fo:font-size="8pt" fo:font-weight="bold" officeooo:rsid="00a8d038" style:font-size-asian="8pt" style:font-weight-asian="bold" style:font-size-complex="8pt" style:font-weight-complex="bold"/>
    </style:style>
    <style:style style:name="T86" style:family="text">
      <style:text-properties style:font-name="URW Gothic" fo:font-size="8pt" fo:font-weight="bold" officeooo:rsid="00af1951" style:font-size-asian="8pt" style:font-weight-asian="bold" style:font-size-complex="8pt" style:font-weight-complex="bold"/>
    </style:style>
    <style:style style:name="T87" style:family="text">
      <style:text-properties style:font-name="URW Gothic" fo:font-size="8pt" fo:font-weight="bold" officeooo:rsid="00e694c0" style:font-size-asian="8pt" style:font-weight-asian="bold" style:font-size-complex="8pt" style:font-weight-complex="bold"/>
    </style:style>
    <style:style style:name="T88" style:family="text">
      <style:text-properties style:font-name="URW Gothic" fo:font-size="8pt" fo:font-weight="bold" officeooo:rsid="00b1c6b7" style:font-size-asian="8pt" style:font-weight-asian="bold" style:font-size-complex="8pt" style:font-weight-complex="bold"/>
    </style:style>
    <style:style style:name="T89" style:family="text">
      <style:text-properties style:font-name="URW Gothic" fo:font-size="8pt" fo:font-weight="bold" officeooo:rsid="00ae67ad" style:font-size-asian="8pt" style:font-weight-asian="bold" style:font-size-complex="8pt" style:font-weight-complex="bold"/>
    </style:style>
    <style:style style:name="T90" style:family="text">
      <style:text-properties style:font-name="URW Gothic" fo:font-size="8pt" fo:font-weight="bold" officeooo:rsid="00c0d7d7" style:font-size-asian="8pt" style:font-weight-asian="bold" style:font-size-complex="8pt" style:font-weight-complex="bold"/>
    </style:style>
    <style:style style:name="T91" style:family="text">
      <style:text-properties style:font-name="URW Gothic" fo:font-size="8pt" fo:font-weight="bold" officeooo:rsid="00c31a45" style:font-size-asian="8pt" style:font-weight-asian="bold" style:font-size-complex="8pt" style:font-weight-complex="bold"/>
    </style:style>
    <style:style style:name="T92" style:family="text">
      <style:text-properties style:font-name="URW Gothic" fo:font-size="8pt" fo:font-weight="bold" officeooo:rsid="00e2e428" style:font-size-asian="8pt" style:font-weight-asian="bold" style:font-size-complex="8pt" style:font-weight-complex="bold"/>
    </style:style>
    <style:style style:name="T93" style:family="text">
      <style:text-properties style:font-name="URW Gothic" fo:font-size="8pt" fo:font-weight="bold" officeooo:rsid="00b4fadf" style:font-size-asian="8pt" style:font-weight-asian="bold" style:font-size-complex="8pt" style:font-weight-complex="bold"/>
    </style:style>
    <style:style style:name="T94" style:family="text">
      <style:text-properties style:font-name="URW Gothic" fo:font-size="8pt" fo:font-weight="bold" officeooo:rsid="0104f147" style:font-size-asian="8pt" style:font-weight-asian="bold" style:font-size-complex="8pt" style:font-weight-complex="bold"/>
    </style:style>
    <style:style style:name="T95" style:family="text">
      <style:text-properties style:font-name="URW Gothic" fo:font-size="8pt" fo:font-weight="bold" officeooo:rsid="013abb3e" style:font-size-asian="8pt" style:font-weight-asian="bold" style:font-size-complex="8pt" style:font-weight-complex="bold"/>
    </style:style>
    <style:style style:name="T96" style:family="text">
      <style:text-properties style:font-name="URW Gothic" fo:font-size="8pt" fo:font-weight="bold" officeooo:rsid="013e7c2f" style:font-size-asian="8pt" style:font-weight-asian="bold" style:font-size-complex="8pt" style:font-weight-complex="bold"/>
    </style:style>
    <style:style style:name="T97" style:family="text">
      <style:text-properties style:font-name="URW Gothic" fo:font-size="8pt" fo:font-weight="bold" officeooo:rsid="010f1f6e" style:font-size-asian="8pt" style:font-weight-asian="bold" style:font-size-complex="8pt" style:font-weight-complex="bold"/>
    </style:style>
    <style:style style:name="T98" style:family="text">
      <style:text-properties style:font-name="URW Gothic" fo:font-size="8pt" fo:font-weight="bold" officeooo:rsid="01554f2f" style:font-size-asian="8pt" style:font-weight-asian="bold" style:font-size-complex="8pt" style:font-weight-complex="bold"/>
    </style:style>
    <style:style style:name="T99" style:family="text">
      <style:text-properties style:font-name="URW Gothic" fo:font-size="8pt" fo:font-weight="bold" officeooo:rsid="01692037" style:font-size-asian="8pt" style:font-weight-asian="bold" style:font-size-complex="8pt" style:font-weight-complex="bold"/>
    </style:style>
    <style:style style:name="T100" style:family="text">
      <style:text-properties style:font-name="URW Gothic" fo:font-size="8pt" fo:font-weight="bold" officeooo:rsid="01746346" style:font-size-asian="8pt" style:font-weight-asian="bold" style:font-size-complex="8pt" style:font-weight-complex="bold"/>
    </style:style>
    <style:style style:name="T101" style:family="text">
      <style:text-properties style:font-name="URW Gothic" fo:font-size="8pt" fo:font-weight="bold" officeooo:rsid="0175d17e" style:font-size-asian="8pt" style:font-weight-asian="bold" style:font-size-complex="8pt" style:font-weight-complex="bold"/>
    </style:style>
    <style:style style:name="T102" style:family="text">
      <style:text-properties style:font-name="URW Gothic" fo:font-size="8pt" fo:font-weight="bold" officeooo:rsid="00b89490" style:font-size-asian="8pt" style:font-weight-asian="bold" style:font-size-complex="8pt" style:font-weight-complex="bold"/>
    </style:style>
    <style:style style:name="T103" style:family="text">
      <style:text-properties style:font-name="URW Gothic" fo:font-size="8pt" fo:font-weight="bold" officeooo:rsid="00ba1b34" style:font-size-asian="8pt" style:font-weight-asian="bold" style:font-size-complex="8pt" style:font-weight-complex="bold"/>
    </style:style>
    <style:style style:name="T104" style:family="text">
      <style:text-properties style:font-name="URW Gothic" fo:font-size="8pt" fo:font-weight="bold" officeooo:rsid="00bb0c5d" style:font-size-asian="8pt" style:font-weight-asian="bold" style:font-size-complex="8pt" style:font-weight-complex="bold"/>
    </style:style>
    <style:style style:name="T105" style:family="text">
      <style:text-properties style:font-name="URW Gothic" fo:font-size="8pt" fo:font-weight="bold" officeooo:rsid="00fd4d66" style:font-size-asian="8pt" style:font-weight-asian="bold" style:font-size-complex="8pt" style:font-weight-complex="bold"/>
    </style:style>
    <style:style style:name="T106" style:family="text">
      <style:text-properties style:font-name="URW Gothic" fo:font-size="8pt" fo:font-weight="bold" officeooo:rsid="00d520d0" style:font-size-asian="8pt" style:font-weight-asian="bold" style:font-size-complex="8pt" style:font-weight-complex="bold"/>
    </style:style>
    <style:style style:name="T107" style:family="text">
      <style:text-properties style:font-name="URW Gothic" fo:font-size="8pt" fo:font-weight="bold" officeooo:rsid="00d39fc0" style:font-size-asian="8pt" style:font-weight-asian="bold" style:font-size-complex="8pt" style:font-weight-complex="bold"/>
    </style:style>
    <style:style style:name="T108" style:family="text">
      <style:text-properties style:font-name="URW Gothic" fo:font-size="8pt" fo:font-weight="bold" officeooo:rsid="00c815d8" style:font-size-asian="8pt" style:font-weight-asian="bold" style:font-size-complex="8pt" style:font-weight-complex="bold"/>
    </style:style>
    <style:style style:name="T109" style:family="text">
      <style:text-properties style:font-name="URW Gothic" fo:font-size="8pt" fo:font-weight="bold" officeooo:rsid="00c96773" style:font-size-asian="8pt" style:font-weight-asian="bold" style:font-size-complex="8pt" style:font-weight-complex="bold"/>
    </style:style>
    <style:style style:name="T110" style:family="text">
      <style:text-properties style:font-name="URW Gothic" fo:font-size="8pt" fo:font-weight="bold" officeooo:rsid="00f177ba" style:font-size-asian="8pt" style:font-weight-asian="bold" style:font-size-complex="8pt" style:font-weight-complex="bold"/>
    </style:style>
    <style:style style:name="T111" style:family="text">
      <style:text-properties style:font-name="URW Gothic" fo:font-size="8pt" fo:font-weight="bold" officeooo:rsid="01637845" style:font-size-asian="8pt" style:font-weight-asian="bold" style:font-size-complex="8pt" style:font-weight-complex="bold"/>
    </style:style>
    <style:style style:name="T112" style:family="text">
      <style:text-properties officeooo:rsid="00ffade4"/>
    </style:style>
    <style:style style:name="T113" style:family="text">
      <style:text-properties officeooo:rsid="010d7fa0"/>
    </style:style>
    <style:style style:name="T114" style:family="text">
      <style:text-properties style:font-name="Noto Mono"/>
    </style:style>
    <style:style style:name="T115" style:family="text">
      <style:text-properties style:font-name="Noto Mono" fo:font-size="8pt" fo:font-weight="normal" style:font-size-asian="8pt" style:font-weight-asian="normal" style:font-size-complex="8pt" style:font-weight-complex="normal"/>
    </style:style>
    <style:style style:name="T116" style:family="text">
      <style:text-properties style:font-name="Noto Mono" fo:font-size="8pt" fo:font-weight="normal" officeooo:rsid="005ad73f" style:font-size-asian="8pt" style:font-weight-asian="normal" style:font-size-complex="8pt" style:font-weight-complex="normal"/>
    </style:style>
    <style:style style:name="T117" style:family="text">
      <style:text-properties style:font-name="Noto Mono" fo:font-size="8pt" style:font-size-asian="8pt" style:font-size-complex="8pt"/>
    </style:style>
    <style:style style:name="T118" style:family="text">
      <style:text-properties style:font-name="Noto Mono" fo:font-weight="normal" officeooo:rsid="018a97bc" style:font-size-asian="8pt" style:font-weight-asian="normal" style:font-weight-complex="normal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1383f3d" style:font-size-asian="12pt" style:font-size-complex="12pt"/>
    </style:style>
    <style:style style:name="T121" style:family="text">
      <style:text-properties officeooo:rsid="01429ba4"/>
    </style:style>
    <style:style style:name="T122" style:family="text">
      <style:text-properties officeooo:rsid="01430000"/>
    </style:style>
    <style:style style:name="T123" style:family="text">
      <style:text-properties officeooo:rsid="01526c85"/>
    </style:style>
    <style:style style:name="T124" style:family="text">
      <style:text-properties officeooo:rsid="0157d7f9"/>
    </style:style>
    <style:style style:name="T125" style:family="text">
      <style:text-properties officeooo:rsid="015b5ba9"/>
    </style:style>
    <style:style style:name="T126" style:family="text">
      <style:text-properties officeooo:rsid="00ed3b1c" style:font-size-asian="8pt"/>
    </style:style>
    <style:style style:name="T127" style:family="text">
      <style:text-properties officeooo:rsid="01788e4c"/>
    </style:style>
    <style:style style:name="T128" style:family="text">
      <style:text-properties officeooo:rsid="01797c33"/>
    </style:style>
    <style:style style:name="T129" style:family="text">
      <style:text-properties officeooo:rsid="017aa27d"/>
    </style:style>
    <style:style style:name="T130" style:family="text">
      <style:text-properties officeooo:rsid="017af3fe"/>
    </style:style>
    <style:style style:name="T131" style:family="text">
      <style:text-properties officeooo:rsid="017d9109"/>
    </style:style>
    <style:style style:name="T132" style:family="text">
      <style:text-properties officeooo:rsid="01c0e259"/>
    </style:style>
    <style:style style:name="T133" style:family="text">
      <style:text-properties officeooo:rsid="01c76ebf"/>
    </style:style>
    <style:style style:name="T134" style:family="text">
      <style:text-properties officeooo:rsid="01c9255d"/>
    </style:style>
    <style:style style:name="T135" style:family="text">
      <style:text-properties officeooo:rsid="01cc9cad"/>
    </style:style>
    <style:style style:name="T136" style:family="text">
      <style:text-properties officeooo:rsid="01d21942"/>
    </style:style>
    <style:style style:name="T137" style:family="text">
      <style:text-properties officeooo:rsid="01d3b9d4"/>
    </style:style>
    <style:style style:name="T138" style:family="text">
      <style:text-properties officeooo:rsid="01da67c4"/>
    </style:style>
    <style:style style:name="T139" style:family="text">
      <style:text-properties officeooo:rsid="01da6805"/>
    </style:style>
    <style:style style:name="T140" style:family="text">
      <style:text-properties officeooo:rsid="01e8d74a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 draw:shadow-opacity="100%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6.6102in" fo:min-width="6.2201in">
          <text:p text:style-name="P12">CS121</text:p>
          <text:p text:style-name="P3">Computer Programming I</text:p>
          <text:p text:style-name="P1"/>
          <text:p text:style-name="P2">FINAL PROJECT REPORT</text:p>
          <text:p text:style-name="P3">Minesweeper</text:p>
          <text:p text:style-name="P1"/>
          <text:h text:style-name="P92" text:outline-level="1">Contents:</text:h>
          <text:list xml:id="list7183753813893875172" text:style-name="L1">
            <text:list-item>
              <text:p text:style-name="P76">Description</text:p>
            </text:list-item>
            <text:list-item>
              <text:p text:style-name="P77">Compilation and Running</text:p>
            </text:list-item>
            <text:list-item>
              <text:p text:style-name="P76">Design Overview</text:p>
            </text:list-item>
            <text:list-item>
              <text:p text:style-name="P78">Data Structures</text:p>
            </text:list-item>
            <text:list-item>
              <text:p text:style-name="P76">Functions</text:p>
            </text:list-item>
            <text:list-item>
              <text:p text:style-name="P76">Main Algorithms</text:p>
            </text:list-item>
            <text:list-item>
              <text:p text:style-name="P76">User Manual</text:p>
            </text:list-item>
            <text:list-item>
              <text:p text:style-name="P76">Sample Runs</text:p>
            </text:list-item>
          </text:list>
          <text:h text:style-name="P93" text:outline-level="1">Team Members:</text:h>
          <text:list xml:id="list5209293313003815715" text:style-name="L2">
            <text:list-item>
              <text:p text:style-name="P79">Abdelhakeem Osama<text:tab/>[34]</text:p>
            </text:list-item>
            <text:list-item>
              <text:p text:style-name="P80"><text:span text:style-name="T4">Abdelrahman Shams<text:tab/>[</text:span><text:span text:style-name="T5">40</text:span><text:span text:style-name="T4">]</text:span></text:p>
            </text:list-item>
          </text:list>
        </draw:text-box>
      </draw:frame>
      <text:p text:style-name="P13"/>
      <text:h text:style-name="P94" text:outline-level="1">Description</text:h>
      <text:p text:style-name="P4">This is a console-based implementation of the famous classic puzzle video game, Minesweeper.</text:p>
      <text:p text:style-name="P4">As with any Minesweeper, the player is supposed to open all cells of a rectangular board containing mines, without detonating any of them (i.e.: without opening any cell that contains a mine.)</text:p>
      <text:p text:style-name="P5">The first cell the player opens always has no mine. Cells that have no mines but <text:span text:style-name="T1">are</text:span> neighboring <text:span text:style-name="T1">to</text:span> cells with mines <text:span text:style-name="T1">contain the number of adjacent cells with mines. This way the player can more easily guess where the mines actually are.</text:span></text:p>
      <text:p text:style-name="P6">Along the way, the player can “flag” some cells as having mines to avoid opening them. Flagged cells can also make <text:span text:style-name="T28">gameplay</text:span> faster. For instance, the player can choose to open an open cell <text:span text:style-name="T112">containing a certain number</text:span>, in which case <text:span text:style-name="T112">if the cell is surrounded by an equal number of flags then</text:span> all neighboring cells are opened except those with flags (whether those neighboring cells contain mines or not), all in one move!</text:p>
      <text:p text:style-name="P7">In addition, the player can mark any cell with a question mark, when unsure whether it contains a mine or not, to avoid opening it later. <text:span text:style-name="T2">The player can unmark any cell previously marked with a flag or a question mark.</text:span></text:p>
      <text:p text:style-name="P8">The player loses when a cell with a mine is opened. Otherwise, the player does not win unless all cells with no mines are opened. The player does not necessarily have to flag cells which contain mines.</text:p>
      <text:p text:style-name="P9">The main features of our implementation include:</text:p>
      <text:list xml:id="list6478653286103991538" text:style-name="L3">
        <text:list-item>
          <text:p text:style-name="P81"><text:span text:style-name="T3">Rectangular grid with custom dimensions</text:span>, from 2x2 up to <text:span text:style-name="T121">30x30</text:span></text:p>
        </text:list-item>
        <text:list-item>
          <text:p text:style-name="P82">At any time, the game can be saved to a file which can be loaded later to continue the game from the same point</text:p>
        </text:list-item>
        <text:list-item>
          <text:p text:style-name="P83">Sorted table of winners with their names and scores</text:p>
        </text:list-item>
      </text:list>
      <text:h text:style-name="P95" text:outline-level="1">Compilation and Running</text:h>
      <text:list xml:id="list8616287530330229888" text:style-name="L4">
        <text:list-item>
          <text:p text:style-name="P84">The following two binaries are found in <text:span text:style-name="T114">./bin:</text:span></text:p>
          <text:list>
            <text:list-item>
              <text:p text:style-name="P85">minesweeper<text:tab/><text:tab/>(64-bit Linux)</text:p>
            </text:list-item>
            <text:list-item>
              <text:p text:style-name="P85">minesweeper.exe<text:tab/>(64-bit Windows)</text:p>
            </text:list-item>
          </text:list>
        </text:list-item>
        <text:list-item>
          <text:p text:style-name="P86">The project is supposed to be compiled and run on a POSIX-compliant operating system due to our use of input<text:span text:style-name="T137">-</text:span>polling functions (found in poll.h) and signal<text:span text:style-name="T136">-</text:span>handling functions (found in signal.h) from the C POSIX Library. Consequently, it should compile and run on Unix-like operating systems without issues.<text:line-break/>For Windows, we use Cygwin<text:note text:id="ftn1" text:note-class="footnote"><text:note-citation>1</text:note-citation><text:note-body><text:p text:style-name="P114">"Linux-like environment for Windows making it possible to port software running on POSIX systems (such as Linux, BSD, and Unix systems)" [https://www.cygwin.com]</text:p></text:note-body></text:note>, where we invoke our compilation commands and run the <text:span text:style-name="T132">executables</text:span> directly from the Cygwin Terminal.</text:p>
        </text:list-item>
        <text:list-item>
          <text:p text:style-name="P87">Compilation Procedures:</text:p>
        </text:list-item>
      </text:list>
      <text:list xml:id="list7129748119909278405" text:style-name="L5">
        <text:list-item>
          <text:list>
            <text:list-item>
              <text:p text:style-name="P88">Open your terminal and change to the root directory of the project where the Makefile resides.</text:p>
            </text:list-item>
            <text:list-item>
              <text:p text:style-name="P88">Run “<text:span text:style-name="T134">make minesweeper” (or simply </text:span>“make” without specifying any target<text:span text:style-name="T135">)</text:span> to generate the necessary object files and link them into the final game executable under <text:span text:style-name="T114">./bin<text:line-break/><text:line-break/></text:span><text:span text:style-name="T133">The following targets are also available for testing game features separately:</text:span></text:p>
              <text:list>
                <text:list-item>
                  <text:p text:style-name="P89">gridtest</text:p>
                </text:list-item>
                <text:list-item>
                  <text:p text:style-name="P90">actionstest</text:p>
                </text:list-item>
                <text:list-item>
                  <text:p text:style-name="P90">gamelooptest</text:p>
                </text:list-item>
                <text:list-item>
                  <text:p text:style-name="P90">savingtest</text:p>
                </text:list-item>
                <text:list-item>
                  <text:p text:style-name="P90">scorestest</text:p>
                </text:list-item>
                <text:list-item>
                  <text:p text:style-name="P90">tests <text:span text:style-name="T10">(make all the previous </text:span><text:span text:style-name="T14">testing</text:span><text:span text:style-name="T10"> targets)</text:span></text:p>
                </text:list-item>
              </text:list>
              <text:p text:style-name="P91"><text:span text:style-name="T10">All corresponding executables are generated under </text:span>./bin</text:p>
            </text:list-item>
          </text:list>
        </text:list-item>
      </text:list>
      <text:h text:style-name="P96" text:outline-level="1">Design Overview</text:h>
      <text:h text:style-name="P101" text:outline-level="2">Input Module</text:h>
      <text:p text:style-name="P36"><text:span text:style-name="T11"><text:tab/>Handles </text:span><text:span text:style-name="T12">validated </text:span><text:span text:style-name="T11">input of various data types from the user.</text:span></text:p>
      <text:h text:style-name="P100" text:outline-level="2">Grid Module</text:h>
      <text:p text:style-name="Text_20_body"><text:span text:style-name="T10"><text:tab/></text:span><text:span text:style-name="T13">Handles grid initialization and display.</text:span></text:p>
      <text:h text:style-name="P100" text:outline-level="2">Game Actions Module</text:h>
      <text:p text:style-name="P33"><text:tab/><text:span text:style-name="T7">Handles game actions, including:</text:span></text:p>
      <text:list xml:id="list5721584756162474623" text:style-name="L6">
        <text:list-item>
          <text:p text:style-name="P51">Opening a cell.</text:p>
        </text:list-item>
        <text:list-item>
          <text:p text:style-name="P51">Flagging a cell.</text:p>
        </text:list-item>
        <text:list-item>
          <text:p text:style-name="P51">Marking a cell with a question mark.</text:p>
        </text:list-item>
        <text:list-item>
          <text:p text:style-name="P51">Unmarking a cell.</text:p>
        </text:list-item>
      </text:list>
      <text:h text:style-name="P100" text:outline-level="2">Game Loop Module</text:h>
      <text:p text:style-name="P34"><text:tab/><text:span text:style-name="T7">Handles the main game loop till the game ends in either state: win or <text:tab/>lose.</text:span></text:p>
      <text:h text:style-name="P100" text:outline-level="2"><text:span text:style-name="T8">Saving</text:span> Module</text:h>
      <text:p text:style-name="P33"><text:tab/><text:span text:style-name="T8">Handles saving and loading game state.</text:span></text:p>
      <text:h text:style-name="P100" text:outline-level="2">Scores Module</text:h>
      <text:p text:style-name="P33"><text:tab/><text:span text:style-name="T9">Handles storage and retrieval of scores of winners.</text:span></text:p>
      <text:h text:style-name="P97" text:outline-level="1"><text:span text:style-name="T123">Data </text:span>Structure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Cell</text:p>
          </table:table-cell>
          <table:covered-table-cell/>
        </table:table-row>
        <table:table-row>
          <table:table-cell table:style-name="Table1.A2" office:value-type="string">
            <text:p text:style-name="P25">Member</text:p>
          </table:table-cell>
          <table:table-cell table:style-name="Table1.B2" office:value-type="string">
            <text:p text:style-name="P27">Description</text:p>
          </table:table-cell>
        </table:table-row>
        <table:table-row>
          <table:table-cell table:style-name="Table1.A3" office:value-type="string">
            <text:p text:style-name="P14"><text:span text:style-name="T6">char </text:span>status</text:p>
          </table:table-cell>
          <table:table-cell table:style-name="Table1.B3" office:value-type="string">
            <text:p text:style-name="P17">Represent the status of the cell</text:p>
            <text:p text:style-name="P18"><text:span text:style-name="T25">0</text:span>: Closed</text:p>
            <text:p text:style-name="P18">1: Open</text:p>
            <text:p text:style-name="P19">2: Flagged</text:p>
            <text:p text:style-name="P19">3: Marked</text:p>
          </table:table-cell>
        </table:table-row>
        <table:table-row>
          <table:table-cell table:style-name="Table1.A3" office:value-type="string">
            <text:p text:style-name="P29"><text:span text:style-name="T6">char </text:span>type</text:p>
          </table:table-cell>
          <table:table-cell table:style-name="Table1.B3" office:value-type="string">
            <text:p text:style-name="P31">Type of the cell</text:p>
            <text:p text:style-name="P32">‘0’: Empty</text:p>
            <text:p text:style-name="P32">‘<text:span text:style-name="T122">V’: Empty visited cell (all adjacent cells are open)</text:span></text:p>
            <text:p text:style-name="P32">‘1’~’8’: Number of adjacent cells with mines</text:p>
            <text:p text:style-name="P32">‘*’: Mine</text:p>
            <text:p text:style-name="P32">‘!’: <text:span text:style-name="T113">Loss mine (mine that made the player lose)</text:span></text:p>
            <text:p text:style-name="P32">‘<text:span text:style-name="T113">M’: Missed mine</text:span></text:p>
            <text:p text:style-name="P32">‘<text:span text:style-name="T113">-’: Incorrect flag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Position </text:p>
          </table:table-cell>
          <table:covered-table-cell/>
        </table:table-row>
        <table:table-row>
          <table:table-cell table:style-name="Table2.A2" office:value-type="string">
            <text:p text:style-name="P26">Member</text:p>
          </table:table-cell>
          <table:table-cell table:style-name="Table2.B2" office:value-type="string">
            <text:p text:style-name="P28">Description</text:p>
          </table:table-cell>
        </table:table-row>
        <table:table-row>
          <table:table-cell table:style-name="Table2.A3" office:value-type="string">
            <text:p text:style-name="P15">int x</text:p>
          </table:table-cell>
          <table:table-cell table:style-name="Table2.B3" office:value-type="string">
            <text:p text:style-name="P20">Row Number</text:p>
          </table:table-cell>
        </table:table-row>
        <table:table-row>
          <table:table-cell table:style-name="Table2.A3" office:value-type="string">
            <text:p text:style-name="P30">int y</text:p>
          </table:table-cell>
          <table:table-cell table:style-name="Table2.B3" office:value-type="string">
            <text:p text:style-name="P20">Column Number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125">ScoreEntry</text:span> </text:p>
          </table:table-cell>
          <table:covered-table-cell/>
        </table:table-row>
        <table:table-row>
          <table:table-cell table:style-name="Table3.A2" office:value-type="string">
            <text:p text:style-name="P26">Member</text:p>
          </table:table-cell>
          <table:table-cell table:style-name="Table3.B2" office:value-type="string">
            <text:p text:style-name="P28">Description</text:p>
          </table:table-cell>
        </table:table-row>
        <table:table-row>
          <table:table-cell table:style-name="Table3.A3" office:value-type="string">
            <text:p text:style-name="P16">char playerName[128]</text:p>
          </table:table-cell>
          <table:table-cell table:style-name="Table3.B3" office:value-type="string">
            <text:p text:style-name="P22">Player Name</text:p>
          </table:table-cell>
        </table:table-row>
        <table:table-row>
          <table:table-cell table:style-name="Table3.A3" office:value-type="string">
            <text:p text:style-name="P30">int <text:span text:style-name="T125">score</text:span></text:p>
          </table:table-cell>
          <table:table-cell table:style-name="Table3.B3" office:value-type="string">
            <text:p text:style-name="P21">Score</text:p>
          </table:table-cell>
        </table:table-row>
      </table:table>
      <text:p text:style-name="P11"/>
      <text:h text:style-name="P98" text:outline-level="1">Functions</text:h>
      <text:h text:style-name="P102" text:outline-level="2">Input Module</text:h>
      <text:list xml:id="list1820758208274384295" text:style-name="L7">
        <text:list-item>
          <text:p text:style-name="P112">void flushstdin(void);<text:line-break/><text:span text:style-name="T55">Read</text:span><text:span text:style-name="T56">s</text:span><text:span text:style-name="T55"> from stdin until an ENTER character is encountered</text:span><text:span text:style-name="T51"> </text:span><text:span text:style-name="T52">(which is also </text:span><text:span text:style-name="T55">read</text:span><text:span text:style-name="T52">)</text:span><text:span text:style-name="T29">.<text:line-break/></text:span><text:span text:style-name="T58">Also u</text:span><text:span text:style-name="T30">sed </text:span><text:span text:style-name="T57">to pause</text:span><text:span text:style-name="T53"> the game until </text:span><text:span text:style-name="T54">the player presses ENTER.</text:span></text:p>
        </text:list-item>
        <text:list-item>
          <text:p text:style-name="P113"><text:span text:style-name="T118">void trimSpaces(char *str);</text:span><text:span text:style-name="T54"><text:line-break/></text:span><text:span text:style-name="T29">Trims leading and trailing spaces from a string.</text:span></text:p>
        </text:list-item>
        <text:list-item>
          <text:p text:style-name="P52">char ab_getchar(void);</text:p>
        </text:list-item>
        <text:list-item>
          <text:p text:style-name="P52">int getint(void);</text:p>
        </text:list-item>
        <text:list-item>
          <text:p text:style-name="P53">void getstring(int size, char *str);<text:line-break/><text:span text:style-name="T67">NOTE: Two characters at the end of the string are reserved </text:span><text:span text:style-name="T68">for ‘\n’ and ‘\0’</text:span><text:span text:style-name="T67">, so </text:span><text:span text:style-name="T71">we</text:span><text:span text:style-name="T69"> </text:span><text:span text:style-name="T70">actually </text:span><text:span text:style-name="T67">read (size-2) characters.</text:span></text:p>
        </text:list-item>
      </text:list>
      <text:h text:style-name="P103" text:outline-level="2">Grid Module</text:h>
      <text:list xml:id="list7125663464707783120" text:style-name="L8">
        <text:list-item>
          <text:p text:style-name="P66"><text:span text:style-name="T15">Position getRandomPos(int m, int n);<text:line-break/></text:span><text:span text:style-name="T72">Returns a random position in a grid of (m X n) dimensions.<text:line-break/>NOTE: for this function to work, srand(time(NULL)) must be called at least once before using this function or any of its dependents to seed the random number generator.</text:span></text:p>
        </text:list-item>
        <text:list-item>
          <text:p text:style-name="P67"><text:span text:style-name="T115">char positionsEqual(Position a, Position b);</text:span><text:span text:style-name="T72"><text:line-break/>Returns 1 if Positions (a) and (b) have the same coordinates, 0 otherwise.</text:span></text:p>
        </text:list-item>
        <text:list-item>
          <text:p text:style-name="P65"><text:span text:style-name="T116">char arrayContains(Position *arr, int arrsize, Position key);<text:line-break/></text:span><text:span text:style-name="T97">Returns 1 if (arr) contains the position (key), 0 otherwise.</text:span></text:p>
        </text:list-item>
        <text:list-item>
          <text:p text:style-name="P111"><text:span text:style-name="T15">void prepareGrid(int m, int n, Cell grid[m][n]);</text:span><text:line-break/><text:span text:style-name="T72">Zero</text:span><text:span text:style-name="T73">es</text:span><text:span text:style-name="T72"> out (empt</text:span><text:span text:style-name="T73">ies</text:span><text:span text:style-name="T72">) all cells and set</text:span><text:span text:style-name="T73">s</text:span><text:span text:style-name="T72"> them closed.</text:span></text:p>
        </text:list-item>
        <text:list-item>
          <text:p text:style-name="P68"><text:span text:style-name="T15">void initGrid(Position firstPos, int m, int n, Cell grid[m][n]);</text:span><text:line-break/><text:span text:style-name="T72">Populates </text:span><text:span text:style-name="T73">a </text:span><text:span text:style-name="T72">grid of (m X n) dimensions with mines and numbers. (call prepareGrid first!)<text:line-break/>This function shall be called after the player makes </text:span><text:span text:style-name="T74">their</text:span><text:span text:style-name="T72"> first move </text:span><text:span text:style-name="T74">whose position</text:span><text:span text:style-name="T72"> (firstPos) </text:span><text:span text:style-name="T75">must</text:span><text:span text:style-name="T72"> not contain a mine<text:line-break/>NOTE: Prior validation for (m) and (n) is required!</text:span></text:p>
        </text:list-item>
        <text:list-item>
          <text:p text:style-name="P71"><text:span text:style-name="T117">void printGrid(int m, int n, Cell grid[m][n], char *filename, char debug);</text:span><text:span text:style-name="T114"><text:line-break/></text:span><text:span text:style-name="T72">Print</text:span><text:span text:style-name="T76">s a</text:span><text:span text:style-name="T72"> grid of (m X n) dimensions.<text:line-break/>To print to (stdout), simply pass an empty string for (filename)<text:line-break/>For debugging mode (i.e.: all cells open), pass a non</text:span><text:span text:style-name="T77">-</text:span><text:span text:style-name="T72">zero value for (debug)</text:span></text:p>
        </text:list-item>
      </text:list>
      <text:h text:style-name="P104" text:outline-level="2">Game Actions Module</text:h>
      <text:list xml:id="list5799955971398394086" text:style-name="L9">
        <text:list-item>
          <text:p text:style-name="P73"><text:span text:style-name="T15">void openEmpty(int m, int n, Cell grid[m][n], Position cellPos);<text:line-break/></text:span><text:span text:style-name="T72">Opens an empty cell and all adjacent empty cells recursively.</text:span></text:p>
        </text:list-item>
        <text:list-item>
          <text:p text:style-name="P72"><text:span text:style-name="T16">c</text:span><text:span text:style-name="T17">har openC</text:span><text:span text:style-name="T16">ell(int m, int n, Cell grid[m][n], Position cellPos);<text:line-break/></text:span><text:span text:style-name="T78">Opens the cell at (cellPos)<text:line-break/></text:span><text:span text:style-name="T79">If the cell is already open, there are two cases:<text:line-break/><text:tab/>1) If the cell </text:span><text:span text:style-name="T80">contains a number, </text:span><text:span text:style-name="T81">say</text:span><text:span text:style-name="T80"> </text:span><text:span text:style-name="T81">(</text:span><text:span text:style-name="T80">n</text:span><text:span text:style-name="T81">)</text:span><text:span text:style-name="T80">, and (n) adjacent cells are marked </text:span><text:span text:style-name="T94">with</text:span><text:span text:style-name="T80"> flags, </text:span><text:span text:style-name="T79">then </text:span><text:span text:style-name="T80">all adjacent <text:tab/>cells without flags are opened, whether they contain mines or not.<text:line-break/><text:tab/></text:span><text:span text:style-name="T82">2) </text:span><text:span text:style-name="T83">Otherwise, the function returns with error code 1</text:span><text:span text:style-name="T78"><text:line-break/></text:span><text:span text:style-name="T84">If </text:span><text:span text:style-name="T85">the</text:span><text:span text:style-name="T78"> opened cell is empty, all empty </text:span><text:span text:style-name="T86">adjacent</text:span><text:span text:style-name="T78"> cells are opened.</text:span><text:span text:style-name="T80"><text:line-break/></text:span><text:span text:style-name="T87">The value of any</text:span><text:span text:style-name="T88"> opened cell that contains a mine is replaced by an exclamation mark.</text:span><text:span text:style-name="T78"><text:line-break/></text:span><text:span text:style-name="T89">Returns 0 on success. Otherwise, an error code is returned as follows:</text:span><text:span text:style-name="T90"><text:line-break/><text:tab/></text:span><text:span text:style-name="T91">1: The cell is already open.</text:span><text:span text:style-name="T90"><text:line-break/><text:tab/></text:span><text:span text:style-name="T91">2</text:span><text:span text:style-name="T90">: </text:span><text:span text:style-name="T92">One or more of the</text:span><text:span text:style-name="T90"> opened cells contain mines.<text:line-break/><text:tab/></text:span><text:span text:style-name="T91">3</text:span><text:span text:style-name="T90">: The cell is flagged.<text:line-break/><text:tab/></text:span><text:span text:style-name="T91">4</text:span><text:span text:style-name="T90">: The cell is marked with a question mark.</text:span></text:p>
        </text:list-item>
        <text:list-item>
          <text:p text:style-name="P63">char flagCell(int m, int n, Cell grid[m][n], Position cellPos);<text:line-break/><text:span text:style-name="T60">Flags the cell at (cellPos)<text:line-break/>Returns 0 on success. Otherwise, an error code is returned as follows:<text:line-break/><text:tab/>1: Cell is </text:span><text:span text:style-name="T61">open.</text:span><text:span text:style-name="T60"><text:line-break/><text:tab/>2: Cell is already </text:span><text:span text:style-name="T61">flagged.</text:span><text:span text:style-name="T60"><text:line-break/><text:tab/>3: </text:span><text:span text:style-name="T61">Cell is marked </text:span><text:span text:style-name="T62">with</text:span><text:span text:style-name="T61"> a question mark.</text:span></text:p>
        </text:list-item>
        <text:list-item>
          <text:p text:style-name="P64">char markCell(int m, int n, Cell grid[m][n], Position cellPos);<text:line-break/><text:span text:style-name="T63">Marks</text:span><text:span text:style-name="T60"> the cell at (cellPos) </text:span><text:span text:style-name="T63">with a question mark.</text:span><text:span text:style-name="T60"><text:line-break/>Returns 0 on success. Otherwise, an error code is returned as follows:<text:line-break/><text:tab/>1: Cell is </text:span><text:span text:style-name="T61">open.</text:span><text:span text:style-name="T60"><text:line-break/><text:tab/>2: Cell is </text:span><text:span text:style-name="T61">flagged.</text:span><text:span text:style-name="T60"><text:line-break/><text:tab/>3: </text:span><text:span text:style-name="T61">Cell is </text:span><text:span text:style-name="T64">already </text:span><text:span text:style-name="T61">marked </text:span><text:span text:style-name="T62">with</text:span><text:span text:style-name="T61"> a question mark.</text:span></text:p>
        </text:list-item>
        <text:list-item>
          <text:p text:style-name="P74"><text:span text:style-name="T15">char unmarkCell(int m, int n, Cell grid[m][n], Position cellPos);<text:line-break/></text:span><text:span text:style-name="T93">Unmarks the cell at (cellPos)<text:line-break/>Returns </text:span><text:span text:style-name="T99">an error code as follows:<text:line-break/> 1: Flag removed successfully.<text:line-break/> 2: Question mark removed successfully.<text:line-break/> 3: The cell is not flagged nor marked.</text:span></text:p>
        </text:list-item>
      </text:list>
      <text:h text:style-name="P105" text:outline-level="2"><text:soft-page-break/>Game Loop Module</text:h>
      <text:list xml:id="list2533014618160694958" text:style-name="L10">
        <text:list-item>
          <text:p text:style-name="P54"><text:span text:style-name="T127">long long </text:span>calculateScore(int m, int n, <text:span text:style-name="T130">int</text:span> timePassed, int movesDone);<text:line-break/><text:span text:style-name="T31">Calculates the score </text:span><text:span text:style-name="T32">of the player</text:span><text:span text:style-name="T31"> after </text:span><text:span text:style-name="T33">[</text:span><text:span text:style-name="T31">timePassed</text:span><text:span text:style-name="T33">]</text:span><text:span text:style-name="T31"> seconds have passed and </text:span><text:span text:style-name="T33">[</text:span><text:span text:style-name="T31">movesDone</text:span><text:span text:style-name="T33">] moves</text:span><text:span text:style-name="T31"> have been done.</text:span></text:p>
        </text:list-item>
        <text:list-item>
          <text:p text:style-name="P55">void printHeader(<text:span text:style-name="T128">long long</text:span> timePassed, int movesDone, <text:span text:style-name="T27">int flagged, int marked</text:span>,<text:line-break/><text:tab/><text:span text:style-name="T129">long long</text:span> score);<text:line-break/><text:span text:style-name="T32">Prints a header line showing the time passed in seconds, number of moves done, and current score, </text:span><text:span text:style-name="T34">in addition to the number of flagged cells and number of cells marked with a question mark.</text:span></text:p>
        </text:list-item>
        <text:list-item>
          <text:p text:style-name="P69"><text:span text:style-name="T126">void getMove(int m, int n, Position *pos);<text:line-break/></text:span><text:span text:style-name="T29">Gets the coordinates of the next move from player.</text:span></text:p>
        </text:list-item>
        <text:list-item>
          <text:p text:style-name="P70"><text:span text:style-name="T126">char hasWon(int m, int n, Cell grid[m][n]);<text:line-break/></text:span><text:span text:style-name="T45">Checks the grid to determine if the player has won.</text:span><text:span text:style-name="T126"><text:line-break/></text:span><text:span text:style-name="T45">Returns 1 </text:span><text:span text:style-name="T46">i</text:span><text:span text:style-name="T45">f player </text:span><text:span text:style-name="T47">has </text:span><text:span text:style-name="T45">won, 0 otherwise</text:span></text:p>
        </text:list-item>
        <text:list-item>
          <text:p text:style-name="P75"><text:span text:style-name="T18">char startGame(int m, int n, Cell grid[m][n], int timePassed, int movesDone);<text:line-break/></text:span><text:span text:style-name="T102">Starts the game with the following initial conditions:<text:line-break/><text:tab/>(timePassed): </text:span><text:span text:style-name="T103">T</text:span><text:span text:style-name="T102">ime passed in seconds since the </text:span><text:span text:style-name="T104">start</text:span><text:span text:style-name="T102"> of the curren</text:span><text:span text:style-name="T105">t </text:span><text:span text:style-name="T102">game<text:line-break/><text:tab/>(0 in case of starting a new game)<text:line-break/><text:tab/>(movesDone): Number of moves done since the </text:span><text:span text:style-name="T104">start</text:span><text:span text:style-name="T102"> of the current game<text:line-break/><text:tab/>(0 in case of starting a new game)<text:line-break/></text:span><text:span text:style-name="T106">The player wins when all the cells that have no mines are opened.</text:span><text:span text:style-name="T102"><text:line-break/></text:span><text:span text:style-name="T107">In case the player loses, incorrect flags should be replaced with ‘-’ and missed mines should be replaced with ‘M’</text:span><text:span text:style-name="T108"><text:line-break/>Returns 0 on winning. Otherwise, an error code </text:span><text:span text:style-name="T109">is returned</text:span><text:span text:style-name="T108"> as follows:<text:line-break/><text:tab/>1: </text:span><text:span text:style-name="T109">Player lost.</text:span><text:span text:style-name="T108"><text:line-break/><text:tab/>2: </text:span><text:span text:style-name="T110">Player requested to save and exit </text:span><text:span text:style-name="T111">to main menu</text:span><text:span text:style-name="T110">.</text:span><text:span text:style-name="T108"><text:line-break/><text:tab/></text:span><text:span text:style-name="T109">3: </text:span><text:span text:style-name="T110">Player requested to exit </text:span><text:span text:style-name="T111">to main menu </text:span><text:span text:style-name="T110">without saving.</text:span></text:p>
        </text:list-item>
      </text:list>
      <text:h text:style-name="P106" text:outline-level="2">Saving Module</text:h>
      <text:list xml:id="list4350301340457598332" text:style-name="L11">
        <text:list-item>
          <text:p text:style-name="P56"><text:span text:style-name="T26">char </text:span>saveGame(int m, int n, Cell grid[m][n], <text:span text:style-name="T131">int</text:span> timePassed, int movesDone, char *fileName);<text:line-break/><text:span text:style-name="T35">Save</text:span><text:span text:style-name="T36">s</text:span><text:span text:style-name="T35"> the status </text:span><text:span text:style-name="T37">and grid</text:span><text:span text:style-name="T35"> of the current game to a file with the following format:<text:line-break/><text:tab/>4 bytes:<text:tab/><text:tab/><text:tab/>‘ABMS’ (for AB Team Minesweeper)<text:line-break/><text:tab/></text:span><text:span text:style-name="T50">int</text:span><text:span text:style-name="T35">:<text:tab/><text:tab/><text:tab/>Time passed since the start of the current game.<text:line-break/><text:tab/></text:span><text:span text:style-name="T49">i</text:span><text:span text:style-name="T48">nt:<text:tab/><text:tab/><text:tab/></text:span><text:span text:style-name="T35">Moves done since the start of the current game.<text:line-break/><text:tab/></text:span><text:span text:style-name="T49">i</text:span><text:span text:style-name="T48">nt</text:span><text:span text:style-name="T35">:<text:tab/><text:tab/><text:tab/>Number of rows.<text:line-break/><text:tab/></text:span><text:span text:style-name="T49">i</text:span><text:span text:style-name="T48">nt:<text:tab/><text:tab/><text:tab/></text:span><text:span text:style-name="T35">Number of columns.<text:line-break/><text:tab/>[2*rows*columns] bytes:<text:tab/>Grid array (elements are of Cell data structure)<text:line-break/></text:span><text:span text:style-name="T38">Returns 0 on success, 1 otherwise.</text:span></text:p>
        </text:list-item>
        <text:list-item>
          <text:p text:style-name="P57"><text:span text:style-name="T26">char </text:span>loadGame_<text:span text:style-name="T22">info</text:span>(int *m, int *n, <text:span text:style-name="T22">int *timePassed, int *movesDone,</text:span> char *fileName);<text:line-break/><text:span text:style-name="T36">Loads the status of a previously saved game from a file into the variables pointed to by (m), (n), (timePassed), (movesDone)<text:line-break/></text:span><text:span text:style-name="T38">Returns 0 on success, 1 otherwise.</text:span></text:p>
        </text:list-item>
        <text:list-item>
          <text:p text:style-name="P58"><text:span text:style-name="T26">char </text:span>loadGame_grid<text:span text:style-name="T21">(int m, int n, Cell grid[m][n], char *fileName);<text:line-break/></text:span><text:span text:style-name="T39">Loads the grid of a previously saved game from a file, given that its dimensions are (m X n)<text:line-break/></text:span><text:span text:style-name="T38">Returns 0 on success, 1 otherwise.</text:span></text:p>
        </text:list-item>
      </text:list>
      <text:h text:style-name="P107" text:outline-level="2">Scores Module</text:h>
      <text:list xml:id="list8034146653630951070" text:style-name="L12">
        <text:list-item>
          <text:p text:style-name="P59">char strEqual(char *s1, char *s2);<text:line-break/><text:span text:style-name="T59">Returns 1 if (s1) is identical to (s2), ignoring letter case. </text:span><text:span text:style-name="T66">Otherwise, returns 0</text:span></text:p>
        </text:list-item>
        <text:list-item>
          <text:p text:style-name="P60">char readScores(char *fileName, int numEntries, ScoreEntry *scores);<text:line-break/><text:span text:style-name="T59">Reads table of scores from file and stores it in (scores)<text:line-break/></text:span><text:span text:style-name="T65">Return 1 on success, 0 otherwise</text:span></text:p>
        </text:list-item>
        <text:list-item>
          <text:p text:style-name="P61"><text:span text:style-name="T124">char</text:span> addScore(<text:span text:style-name="T23">char playerName[128], long long</text:span> score, char *file<text:span text:style-name="T24">N</text:span>ame);<text:line-break/><text:span text:style-name="T40">Adds the score of </text:span><text:span text:style-name="T41">the</text:span><text:span text:style-name="T40"> player to </text:span><text:span text:style-name="T42">the table of scores file.<text:line-break/></text:span><text:span text:style-name="T44">Returns 1 on success, 0 otherwise.</text:span></text:p>
        </text:list-item>
        <text:list-item>
          <text:p text:style-name="P62"><text:span text:style-name="T124">char</text:span> displayScores(char *fileName);<text:line-break/><text:span text:style-name="T43">Reads table of scores from file.<text:line-break/></text:span><text:span text:style-name="T44">Returns 1 on success, 0 otherwise.</text:span></text:p>
        </text:list-item>
      </text:list>
      <text:h text:style-name="P110" text:outline-level="3"><text:span text:style-name="T119"><text:tab/></text:span><text:span text:style-name="T120">Scores File Format</text:span></text:h>
      <text:p text:style-name="P37"><text:tab/><text:span text:style-name="T95">4 bytes:<text:tab/>‘ABMS’<text:line-break/><text:tab/></text:span><text:span text:style-name="T100">int</text:span><text:span text:style-name="T98">:<text:tab/>Number of score entries<text:line-break/><text:tab/> <text:s text:c="3"/></text:span><text:span text:style-name="T100">int</text:span><text:span text:style-name="T98">:<text:tab/><text:tab/>Length of player name (n)</text:span><text:span text:style-name="T95"><text:line-break/><text:tab/> <text:s text:c="3"/></text:span><text:span text:style-name="T98">(n)</text:span><text:span text:style-name="T96"> bytes:<text:tab/>Player name<text:line-break/><text:tab/> <text:s text:c="3"/></text:span><text:span text:style-name="T101">long long</text:span><text:span text:style-name="T96">:<text:tab/>Player score<text:line-break/><text:tab/> <text:s text:c="3"/>.<text:line-break/><text:tab/> <text:s text:c="3"/>.<text:line-break/><text:tab/> <text:s text:c="3"/>.</text:span></text:p>
      <text:h text:style-name="P99" text:outline-level="1">Sample Runs</text:h>
      <text:p text:style-name="P35">Below are some sample runs which were executed in the same order <text:span text:style-name="T139">as</text:span> presented here.<text:line-break/>For recording these sample runs, we used <text:span text:style-name="T138">the</text:span> <text:span text:style-name="T114">tee</text:span><text:span text:style-name="T114"><text:note text:id="ftn2" text:note-class="footnote"><text:note-citation>2</text:note-citation><text:note-body><text:p text:style-name="P50"><text:span text:style-name="T19">“The </text:span><text:span text:style-name="Source_20_Text"><text:span text:style-name="T115">tee</text:span></text:span><text:span text:style-name="T19"> command copies standard input to standard output and also to any files given as arguments.” </text:span><text:span text:style-name="T20">[https://www.gnu.org/software/coreutils/manual/html_node/tee-invocation.html]</text:span></text:p></text:note-body></text:note></text:span> utility.</text:p>
      <text:p text:style-name="P35"/>
      <text:h text:style-name="P108" text:outline-level="2">Sample Run 01</text:h>
      <text:p text:style-name="P48">grid.txt:</text:p>
      <text:p text:style-name="P38"><text:s text:c="4"/>00 01 02 03 04 05 06 07 08 09</text:p>
      <text:p text:style-name="P38"><text:s text:c="4"/>-- -- -- -- -- -- -- -- -- -- </text:p>
      <text:p text:style-name="P38">00 <text:s text:c="2"/>0 <text:s/>0 <text:s/>0 <text:s/>0 <text:s/>0 <text:s/>0 <text:s/>0 <text:s/>0 <text:s/>0 <text:s/>0 </text:p>
      <text:p text:style-name="P38">01 <text:s text:c="2"/>0 <text:s/>0 <text:s/>1 <text:s/>1 <text:s/>1 <text:s/>0 <text:s/>0 <text:s/>0 <text:s/>0 <text:s/>0 </text:p>
      <text:p text:style-name="P38">02 <text:s text:c="2"/>1 <text:s/>1 <text:s/>1 <text:s/>* <text:s/>1 <text:s/>0 <text:s/>0 <text:s/>0 <text:s/>0 <text:s/>0 </text:p>
      <text:p text:style-name="P38">03 <text:s text:c="2"/>* <text:s/>1 <text:s/>2 <text:s/>2 <text:s/>3 <text:s/>1 <text:s/>1 <text:s/>0 <text:s/>0 <text:s/>0 </text:p>
      <text:p text:style-name="P38">04 <text:s text:c="2"/>1 <text:s/>2 <text:s/>2 <text:s/>* <text:s/>2 <text:s/>* <text:s/>1 <text:s/>0 <text:s/>1 <text:s/>1 </text:p>
      <text:p text:style-name="P38">05 <text:s text:c="2"/>0 <text:s/>1 <text:s/>* <text:s/>2 <text:s/>2 <text:s/>1 <text:s/>1 <text:s/>0 <text:s/>1 <text:s/>* </text:p>
      <text:p text:style-name="P38">06 <text:s text:c="2"/>1 <text:s/>2 <text:s/>2 <text:s/>2 <text:s/>1 <text:s/>1 <text:s/>0 <text:s/>1 <text:s/>2 <text:s/>2 </text:p>
      <text:p text:style-name="P38">07 <text:s text:c="2"/>1 <text:s/>* <text:s/>1 <text:s/>1 <text:s/>* <text:s/>1 <text:s/>0 <text:s/>1 <text:s/>* <text:s/>1 </text:p>
      <text:p text:style-name="P38">08 <text:s text:c="2"/>1 <text:s/>1 <text:s/>1 <text:s/>1 <text:s/>1 <text:s/>2 <text:s/>1 <text:s/>3 <text:s/>2 <text:s/>2 </text:p>
      <text:p text:style-name="P38">09 <text:s text:c="2"/>0 <text:s/>0 <text:s/>0 <text:s/>0 <text:s/>0 <text:s/>1 <text:s/>* <text:s/>2 <text:s/>* <text:s/>1</text:p>
      <text:p text:style-name="P38"/>
      <text:p text:style-name="P48">program output:</text:p>
      <text:p text:style-name="P38">Minesweeper Game</text:p>
      <text:p text:style-name="P38"/>
      <text:p text:style-name="P38"><text:tab/>1) New Game</text:p>
      <text:p text:style-name="P38"><text:tab/>2) Load Game</text:p>
      <text:p text:style-name="P38"><text:tab/>3) Hall of Fame</text:p>
      <text:p text:style-name="P38"><text:tab/>4) Exit</text:p>
      <text:p text:style-name="P38"/>
      <text:p text:style-name="P38">Choice: 1</text:p>
      <text:p text:style-name="P38"/>
      <text:p text:style-name="P38">Enter the dimensions of the grid</text:p>
      <text:p text:style-name="P38">Rows: 5</text:p>
      <text:p text:style-name="P38">Columns: 7</text:p>
      <text:p text:style-name="P38"/>
      <text:p text:style-name="P38"><text:s text:c="4"/>00 01 02 03 04 05 06</text:p>
      <text:p text:style-name="P38"><text:s text:c="4"/>-- -- -- -- -- -- -- </text:p>
      <text:p text:style-name="P38">00 <text:s text:c="2"/>X <text:s/>X <text:s/>X <text:s/>X <text:s/>X <text:s/>X <text:s/>X </text:p>
      <text:p text:style-name="P38">01 <text:s text:c="2"/>X <text:s/>X <text:s/>X <text:s/>X <text:s/>X <text:s/>X <text:s/>X </text:p>
      <text:p text:style-name="P38">02 <text:s text:c="2"/>X <text:s/>X <text:s/>X <text:s/>X <text:s/>X <text:s/>X <text:s/>X </text:p>
      <text:p text:style-name="P38">03 <text:s text:c="2"/>X <text:s/>X <text:s/>X <text:s/>X <text:s/>X <text:s/>X <text:s/>X </text:p>
      <text:p text:style-name="P38">04 <text:s text:c="2"/>X <text:s/>X <text:s/>X <text:s/>X <text:s/>X <text:s/>X <text:s/>X </text:p>
      <text:p text:style-name="P38"/>
      <text:p text:style-name="P38">Your first move:</text:p>
      <text:p text:style-name="P38">Position ([X][SPACE][Y]): 2 4</text:p>
      <text:p text:style-name="P38"/>
      <text:p text:style-name="P38">Time: 0s<text:tab/>Moves: 1<text:tab/>Flagged: 0<text:tab/>Marked: 0<text:tab/>Score: 0</text:p>
      <text:p text:style-name="P38"/>
      <text:p text:style-name="P38"><text:s text:c="4"/>00 01 02 03 04 05 06</text:p>
      <text:p text:style-name="P38"><text:s text:c="4"/>-- -- -- -- -- -- -- </text:p>
      <text:p text:style-name="P38">00 <text:s text:c="8"/>1 <text:s/>X <text:s/>X <text:s/>X <text:s/>X </text:p>
      <text:p text:style-name="P38">01 <text:s text:c="8"/>1 <text:s/>1 <text:s/>1 <text:s/>1 <text:s/>X </text:p>
      <text:p text:style-name="P38">02 <text:s text:c="17"/>2 <text:s/>X </text:p>
      <text:p text:style-name="P38">03 <text:s text:c="5"/>1 <text:s/>1 <text:s/>1 <text:s text:c="4"/>2 <text:s/>X </text:p>
      <text:p text:style-name="P38">04 <text:s text:c="5"/>1 <text:s/>X <text:s/>1 <text:s text:c="4"/>1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0 3</text:p>
      <text:p text:style-name="P45">Time: 8s<text:tab/>Moves: 2<text:tab/>Flagged: 1<text:tab/>Marked: 0<text:tab/>Score: 93789</text:p>
      <text:p text:style-name="P38"/>
      <text:p text:style-name="P38"><text:s text:c="4"/>00 01 02 03 04 05 06</text:p>
      <text:p text:style-name="P38"><text:s text:c="4"/>-- -- -- -- -- -- -- </text:p>
      <text:p text:style-name="P38">00 <text:s text:c="8"/>1 <text:s/>F <text:s/>X <text:s/>X <text:s/>X </text:p>
      <text:p text:style-name="P38">01 <text:s text:c="8"/>1 <text:s/>1 <text:s/>1 <text:s/>1 <text:s/>X </text:p>
      <text:p text:style-name="P38">02 <text:s text:c="17"/>2 <text:s/>X </text:p>
      <text:p text:style-name="P38">03 <text:s text:c="5"/>1 <text:s/>1 <text:s/>1 <text:s text:c="4"/>2 <text:s/>X </text:p>
      <text:p text:style-name="P38">04 <text:s text:c="5"/>1 <text:s/>X <text:s/>1 <text:s text:c="4"/>1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1 4</text:p>
      <text:p text:style-name="P38"/>
      <text:p text:style-name="P38">Time: 11s<text:tab/>Moves: 3<text:tab/>Flagged: 1<text:tab/>Marked: 0<text:tab/>Score: 45473</text:p>
      <text:p text:style-name="P38"/>
      <text:p text:style-name="P38"><text:s text:c="4"/>00 01 02 03 04 05 06</text:p>
      <text:p text:style-name="P38"><text:s text:c="4"/>-- -- -- -- -- -- -- </text:p>
      <text:p text:style-name="P38">00 <text:s text:c="8"/>1 <text:s/>F <text:s/>1 <text:s text:c="6"/></text:p>
      <text:p text:style-name="P38">01 <text:s text:c="8"/>1 <text:s/>1 <text:s/>1 <text:s/>1 <text:s/>1 </text:p>
      <text:p text:style-name="P38">02 <text:s text:c="17"/>2 <text:s/>X </text:p>
      <text:p text:style-name="P38">03 <text:s text:c="5"/>1 <text:s/>1 <text:s/>1 <text:s text:c="4"/>2 <text:s/>X </text:p>
      <text:p text:style-name="P38">04 <text:s text:c="5"/>1 <text:s/>X <text:s/>1 <text:s text:c="4"/>1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4 6</text:p>
      <text:p text:style-name="P38"/>
      <text:p text:style-name="P38">Time: 16s<text:tab/>Moves: 4<text:tab/>Flagged: 1<text:tab/>Marked: 0<text:tab/>Score: 23447</text:p>
      <text:p text:style-name="P38"/>
      <text:p text:style-name="P38"><text:s text:c="4"/>00 01 02 03 04 05 06</text:p>
      <text:p text:style-name="P38"><text:s text:c="4"/>-- -- -- -- -- -- -- </text:p>
      <text:p text:style-name="P38">00 <text:s text:c="8"/>1 <text:s/>F <text:s/>1 <text:s text:c="6"/></text:p>
      <text:p text:style-name="P38">01 <text:s text:c="8"/>1 <text:s/>1 <text:s/>1 <text:s/>1 <text:s/>1 </text:p>
      <text:p text:style-name="P38">02 <text:s text:c="17"/>2 <text:s/>F </text:p>
      <text:p text:style-name="P38">03 <text:s text:c="5"/>1 <text:s/>1 <text:s/>1 <text:s text:c="4"/>2 <text:s/>F </text:p>
      <text:p text:style-name="P38">04 <text:s text:c="5"/>1 <text:s/>F <text:s/>1 <text:s text:c="4"/>1 <text:s/>1 </text:p>
      <text:p text:style-name="P38"/>
      <text:p text:style-name="P38">Congratulations! You have won!</text:p>
      <text:p text:style-name="P38">Please enter your name: Abdelhakeem Osama</text:p>
      <text:p text:style-name="P38"/>
      <text:p text:style-name="P38">Minesweeper Game</text:p>
      <text:p text:style-name="P38"/>
      <text:p text:style-name="P38"><text:tab/>1) New Game</text:p>
      <text:p text:style-name="P38"><text:tab/>2) Load Game</text:p>
      <text:p text:style-name="P38"><text:tab/>3) Hall of Fame</text:p>
      <text:p text:style-name="P38"><text:tab/>4) Exit</text:p>
      <text:p text:style-name="P38"/>
      <text:p text:style-name="P38">Choice: 1</text:p>
      <text:p text:style-name="P38"/>
      <text:p text:style-name="P38">Enter the dimensions of the grid</text:p>
      <text:p text:style-name="P38">Rows: 10</text:p>
      <text:p text:style-name="P38">Columns: 10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2"/>X <text:s/>X <text:s/>X <text:s/>X <text:s/>X <text:s/>X <text:s/>X <text:s/>X <text:s/>X <text:s/>X </text:p>
      <text:p text:style-name="P38">01 <text:s text:c="2"/>X <text:s/>X <text:s/>X <text:s/>X <text:s/>X <text:s/>X <text:s/>X <text:s/>X <text:s/>X <text:s/>X </text:p>
      <text:p text:style-name="P38">02 <text:s text:c="2"/>X <text:s/>X <text:s/>X <text:s/>X <text:s/>X <text:s/>X <text:s/>X <text:s/>X <text:s/>X <text:s/>X </text:p>
      <text:p text:style-name="P38">03 <text:s text:c="2"/>X <text:s/>X <text:s/>X <text:s/>X <text:s/>X <text:s/>X <text:s/>X <text:s/>X <text:s/>X <text:s/>X </text:p>
      <text:p text:style-name="P38">04 <text:s text:c="2"/>X <text:s/>X <text:s/>X <text:s/>X <text:s/>X <text:s/>X <text:s/>X <text:s/>X <text:s/>X <text:s/>X </text:p>
      <text:p text:style-name="P38">05 <text:s text:c="2"/>X <text:s/>X <text:s/>X <text:s/>X <text:s/>X <text:s/>X <text:s/>X <text:s/>X <text:s/>X <text:s/>X </text:p>
      <text:p text:style-name="P38">06 <text:s text:c="2"/>X <text:s/>X <text:s/>X <text:s/>X <text:s/>X <text:s/>X <text:s/>X <text:s/>X <text:s/>X <text:s/>X </text:p>
      <text:p text:style-name="P38">07 <text:s text:c="2"/>X <text:s/>X <text:s/>X <text:s/>X <text:s/>X <text:s/>X <text:s/>X <text:s/>X <text:s/>X <text:s/>X </text:p>
      <text:p text:style-name="P38">08 <text:s text:c="2"/>X <text:s/>X <text:s/>X <text:s/>X <text:s/>X <text:s/>X <text:s/>X <text:s/>X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soft-page-break/>Your first move:</text:p>
      <text:p text:style-name="P38">Position ([X][SPACE][Y]): 0 0</text:p>
      <text:p text:style-name="P38"/>
      <text:p text:style-name="P38">Time: 0s<text:tab/>Moves: 1<text:tab/>Flagged: 0<text:tab/>Marked: 0<text:tab/>Score: 0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X <text:s/>X <text:s/>1 <text:s text:c="4"/>1 <text:s/>1 </text:p>
      <text:p text:style-name="P38">05 <text:s text:c="2"/>X <text:s/>X <text:s/>X <text:s/>X <text:s/>X <text:s/>1 <text:s/>1 <text:s text:c="4"/>1 <text:s/>X </text:p>
      <text:p text:style-name="P38">06 <text:s text:c="2"/>X <text:s/>X <text:s/>X <text:s/>X <text:s/>X <text:s/>1 <text:s text:c="4"/>1 <text:s/>2 <text:s/>X </text:p>
      <text:p text:style-name="P38">07 <text:s text:c="2"/>X <text:s/>X <text:s/>X <text:s/>X <text:s/>X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4 5</text:p>
      <text:p text:style-name="P38"/>
      <text:p text:style-name="P38">Time: 3s<text:tab/>Moves: 2<text:tab/>Flagged: 1<text:tab/>Marked: 0<text:tab/>Score: 16666666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X <text:s/>F <text:s/>1 <text:s text:c="4"/>1 <text:s/>1 </text:p>
      <text:p text:style-name="P38">05 <text:s text:c="2"/>X <text:s/>X <text:s/>X <text:s/>X <text:s/>X <text:s/>1 <text:s/>1 <text:s text:c="4"/>1 <text:s/>X </text:p>
      <text:p text:style-name="P38">06 <text:s text:c="2"/>X <text:s/>X <text:s/>X <text:s/>X <text:s/>X <text:s/>1 <text:s text:c="4"/>1 <text:s/>2 <text:s/>X </text:p>
      <text:p text:style-name="P38">07 <text:s text:c="2"/>X <text:s/>X <text:s/>X <text:s/>X <text:s/>X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5 5</text:p>
      <text:p text:style-name="P38"/>
      <text:p text:style-name="P38">Time: 6s<text:tab/>Moves: 3<text:tab/>Flagged: 1<text:tab/>Marked: 0<text:tab/>Score: 5555555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X <text:s/>2 <text:s/>1 <text:s/>1 <text:s text:c="4"/>1 <text:s/>X </text:p>
      <text:p text:style-name="P38">06 <text:s text:c="2"/>X <text:s/>X <text:s/>X <text:s/>X <text:s/>1 <text:s/>1 <text:s text:c="4"/>1 <text:s/>2 <text:s/>X </text:p>
      <text:p text:style-name="P38">07 <text:s text:c="2"/>X <text:s/>X <text:s/>X <text:s/>X <text:s/>X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7 5</text:p>
      <text:p text:style-name="P38">The cell is already open!</text:p>
      <text:p text:style-name="P45">Time: 10s<text:tab/>Moves: 3<text:tab/>Flagged: 1<text:tab/>Marked: 0<text:tab/>Score: 3333333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X <text:s/>2 <text:s/>1 <text:s/>1 <text:s text:c="4"/>1 <text:s/>X </text:p>
      <text:p text:style-name="P38">06 <text:s text:c="2"/>X <text:s/>X <text:s/>X <text:s/>X <text:s/>1 <text:s/>1 <text:s text:c="4"/>1 <text:s/>2 <text:s/>X </text:p>
      <text:p text:style-name="P38">07 <text:s text:c="2"/>X <text:s/>X <text:s/>X <text:s/>X <text:s/>X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7 6</text:p>
      <text:p text:style-name="P38">The cell is already open!</text:p>
      <text:p text:style-name="P38"/>
      <text:p text:style-name="P38">Time: 15s<text:tab/>Moves: 3<text:tab/>Flagged: 1<text:tab/>Marked: 0<text:tab/>Score: 2222222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X <text:s/>2 <text:s/>1 <text:s/>1 <text:s text:c="4"/>1 <text:s/>X </text:p>
      <text:p text:style-name="P38">06 <text:s text:c="2"/>X <text:s/>X <text:s/>X <text:s/>X <text:s/>1 <text:s/>1 <text:s text:c="4"/>1 <text:s/>2 <text:s/>X </text:p>
      <text:p text:style-name="P38">07 <text:s text:c="2"/>X <text:s/>X <text:s/>X <text:s/>X <text:s/>X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7 4</text:p>
      <text:p text:style-name="P38"/>
      <text:p text:style-name="P38">Time: 17s<text:tab/>Moves: 4<text:tab/>Flagged: 2<text:tab/>Marked: 0<text:tab/>Score: 1470588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X <text:s/>2 <text:s/>1 <text:s/>1 <text:s text:c="4"/>1 <text:s/>X </text:p>
      <text:p text:style-name="P38">06 <text:s text:c="2"/>X <text:s/>X <text:s/>X <text:s/>X <text:s/>1 <text:s/>1 <text:s text:c="4"/>1 <text:s/>2 <text:s/>X </text:p>
      <text:p text:style-name="P38">07 <text:s text:c="2"/>X <text:s/>X <text:s/>X <text:s/>X <text:s/>F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6 4</text:p>
      <text:p text:style-name="P45">Time: 20s<text:tab/>Moves: 5<text:tab/>Flagged: 2<text:tab/>Marked: 0<text:tab/>Score: 1000000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X </text:p>
      <text:p text:style-name="P38">06 <text:s text:c="2"/>X <text:s/>X <text:s/>X <text:s/>2 <text:s/>1 <text:s/>1 <text:s text:c="4"/>1 <text:s/>2 <text:s/>X </text:p>
      <text:p text:style-name="P38">07 <text:s text:c="2"/>X <text:s/>X <text:s/>X <text:s/>1 <text:s/>F <text:s/>1 <text:s text:c="4"/>1 <text:s/>X <text:s/>X </text:p>
      <text:p text:style-name="P38">08 <text:s text:c="2"/>X <text:s/>X <text:s/>X <text:s/>X <text:s/>X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7 3</text:p>
      <text:p text:style-name="P38"/>
      <text:p text:style-name="P38">Time: 22s<text:tab/>Moves: 6<text:tab/>Flagged: 2<text:tab/>Marked: 0<text:tab/>Score: 757575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X </text:p>
      <text:p text:style-name="P38">06 <text:s text:c="2"/>X <text:s/>X <text:s/>2 <text:s/>2 <text:s/>1 <text:s/>1 <text:s text:c="4"/>1 <text:s/>2 <text:s/>X </text:p>
      <text:p text:style-name="P38">07 <text:s text:c="2"/>X <text:s/>X <text:s/>1 <text:s/>1 <text:s/>F <text:s/>1 <text:s text:c="4"/>1 <text:s/>X <text:s/>X </text:p>
      <text:p text:style-name="P38">08 <text:s text:c="2"/>X <text:s/>X <text:s/>1 <text:s/>1 <text:s/>1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7 8</text:p>
      <text:p text:style-name="P38"/>
      <text:p text:style-name="P38">Time: 30s<text:tab/>Moves: 7<text:tab/>Flagged: 3<text:tab/>Marked: 0<text:tab/>Score: 476190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X </text:p>
      <text:p text:style-name="P38">06 <text:s text:c="2"/>X <text:s/>X <text:s/>2 <text:s/>2 <text:s/>1 <text:s/>1 <text:s text:c="4"/>1 <text:s/>2 <text:s/>X </text:p>
      <text:p text:style-name="P38">07 <text:s text:c="2"/>X <text:s/>X <text:s/>1 <text:s/>1 <text:s/>F <text:s/>1 <text:s text:c="4"/>1 <text:s/>F <text:s/>X </text:p>
      <text:p text:style-name="P38">08 <text:s text:c="2"/>X <text:s/>X <text:s/>1 <text:s/>1 <text:s/>1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5 9</text:p>
      <text:p text:style-name="P45">Time: 36s<text:tab/>Moves: 8<text:tab/>Flagged: 4<text:tab/>Marked: 0<text:tab/>Score: 347222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X </text:p>
      <text:p text:style-name="P38">07 <text:s text:c="2"/>X <text:s/>X <text:s/>1 <text:s/>1 <text:s/>F <text:s/>1 <text:s text:c="4"/>1 <text:s/>F <text:s/>X </text:p>
      <text:p text:style-name="P38">08 <text:s text:c="2"/>X <text:s/>X <text:s/>1 <text:s/>1 <text:s/>1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6 8</text:p>
      <text:p text:style-name="P38"/>
      <text:p text:style-name="P38">Time: 41s<text:tab/>Moves: 9<text:tab/>Flagged: 4<text:tab/>Marked: 0<text:tab/>Score: 271002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X <text:s/>X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7 9</text:p>
      <text:p text:style-name="P38"/>
      <text:p text:style-name="P38">Time: 45s<text:tab/>Moves: 10<text:tab/>Flagged: 4<text:tab/>Marked: 0<text:tab/>Score: 222222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X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2 3</text:p>
      <text:p text:style-name="P45">Time: 54s<text:tab/>Moves: 11<text:tab/>Flagged: 5<text:tab/>Marked: 0<text:tab/>Score: 168350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X <text:s/>X <text:s/>X <text:s/>X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2 2</text:p>
      <text:p text:style-name="P38"/>
      <text:p text:style-name="P38">Time: 57s<text:tab/>Moves: 12<text:tab/>Flagged: 5<text:tab/>Marked: 0<text:tab/>Score: 146198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X <text:s/>1 <text:s/>2 <text:s/>2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f</text:p>
      <text:p text:style-name="P38">Position ([X][SPACE][Y]): 3 0</text:p>
      <text:p text:style-name="P38"/>
      <text:p text:style-name="P38">Time: 59s<text:tab/>Moves: 13<text:tab/>Flagged: 6<text:tab/>Marked: 0<text:tab/>Score: 130378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X <text:s/>X <text:s/>X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3 1</text:p>
      <text:p text:style-name="P45">Time: 61s<text:tab/>Moves: 14<text:tab/>Flagged: 6<text:tab/>Marked: 0<text:tab/>Score: 117096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X <text:s/>2 <text:s/>F <text:s/>1 <text:s text:c="4"/>1 <text:s/>1 </text:p>
      <text:p text:style-name="P38">05 <text:s text:c="2"/>X <text:s/>X <text:s/>X <text:s/>2 <text:s/>2 <text:s/>1 <text:s/>1 <text:s text:c="4"/>1 <text:s/>F </text:p>
      <text:p text:style-name="P38">06 <text:s text:c="2"/>X <text:s/>X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4 0</text:p>
      <text:p text:style-name="P38"/>
      <text:p text:style-name="P38">Time: 64s<text:tab/>Moves: 15<text:tab/>Flagged: 6<text:tab/>Marked: 0<text:tab/>Score: 104166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X <text:s/>2 <text:s/>F <text:s/>1 <text:s text:c="4"/>1 <text:s/>1 </text:p>
      <text:p text:style-name="P38">05 <text:s text:c="5"/>1 <text:s/>X <text:s/>2 <text:s/>2 <text:s/>1 <text:s/>1 <text:s text:c="4"/>1 <text:s/>F </text:p>
      <text:p text:style-name="P38">06 <text:s text:c="2"/>1 <text:s/>2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X <text:s/>X <text:s/>1 <text:s/>1 <text:s/>1 <text:s/>2 <text:s/>1 <text:s/>3 <text:s/>2 <text:s/>2 </text:p>
      <text:p text:style-name="P38">09 <text:s text:c="2"/>X <text:s/>X <text:s/>X <text:s/>X <text:s/>X <text:s/>X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9 0</text:p>
      <text:p text:style-name="P38"/>
      <text:p text:style-name="P38">Time: 77s<text:tab/>Moves: 16<text:tab/>Flagged: 6<text:tab/>Marked: 0<text:tab/>Score: 81168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X <text:s/>2 <text:s/>F <text:s/>1 <text:s text:c="4"/>1 <text:s/>1 </text:p>
      <text:p text:style-name="P38">05 <text:s text:c="5"/>1 <text:s/>X <text:s/>2 <text:s/>2 <text:s/>1 <text:s/>1 <text:s text:c="4"/>1 <text:s/>F </text:p>
      <text:p text:style-name="P38">06 <text:s text:c="2"/>1 <text:s/>2 <text:s/>2 <text:s/>2 <text:s/>1 <text:s/>1 <text:s text:c="4"/>1 <text:s/>2 <text:s/>2 </text:p>
      <text:p text:style-name="P38">07 <text:s text:c="2"/>X <text:s/>X <text:s/>1 <text:s/>1 <text:s/>F <text:s/>1 <text:s text:c="4"/>1 <text:s/>F <text:s/>1 </text:p>
      <text:p text:style-name="P38">08 <text:s text:c="2"/>1 <text:s/>1 <text:s/>1 <text:s/>1 <text:s/>1 <text:s/>2 <text:s/>1 <text:s/>3 <text:s/>2 <text:s/>2 </text:p>
      <text:p text:style-name="P38">09 <text:s text:c="17"/>1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7 0</text:p>
      <text:p text:style-name="P45">Time: 84s<text:tab/>Moves: 17<text:tab/>Flagged: 6<text:tab/>Marked: 0<text:tab/>Score: 70028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X <text:s/>2 <text:s/>F <text:s/>1 <text:s text:c="4"/>1 <text:s/>1 </text:p>
      <text:p text:style-name="P38">05 <text:s text:c="5"/>1 <text:s/>X <text:s/>2 <text:s/>2 <text:s/>1 <text:s/>1 <text:s text:c="4"/>1 <text:s/>F </text:p>
      <text:p text:style-name="P38">06 <text:s text:c="2"/>1 <text:s/>2 <text:s/>2 <text:s/>2 <text:s/>1 <text:s/>1 <text:s text:c="4"/>1 <text:s/>2 <text:s/>2 </text:p>
      <text:p text:style-name="P38">07 <text:s text:c="2"/>1 <text:s/>X <text:s/>1 <text:s/>1 <text:s/>F <text:s/>1 <text:s text:c="4"/>1 <text:s/>F <text:s/>1 </text:p>
      <text:p text:style-name="P38">08 <text:s text:c="2"/>1 <text:s/>1 <text:s/>1 <text:s/>1 <text:s/>1 <text:s/>2 <text:s/>1 <text:s/>3 <text:s/>2 <text:s/>2 </text:p>
      <text:p text:style-name="P38">09 <text:s text:c="17"/>1 <text:s/>X <text:s/>X <text:s/>X <text:s/>X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9 9</text:p>
      <text:p text:style-name="P38"/>
      <text:p text:style-name="P38">Time: 94s<text:tab/>Moves: 18<text:tab/>Flagged: 6<text:tab/>Marked: 0<text:tab/>Score: 59101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X <text:s/>2 <text:s/>F <text:s/>1 <text:s text:c="4"/>1 <text:s/>1 </text:p>
      <text:p text:style-name="P38">05 <text:s text:c="5"/>1 <text:s/>X <text:s/>2 <text:s/>2 <text:s/>1 <text:s/>1 <text:s text:c="4"/>1 <text:s/>F </text:p>
      <text:p text:style-name="P38">06 <text:s text:c="2"/>1 <text:s/>2 <text:s/>2 <text:s/>2 <text:s/>1 <text:s/>1 <text:s text:c="4"/>1 <text:s/>2 <text:s/>2 </text:p>
      <text:p text:style-name="P38">07 <text:s text:c="2"/>1 <text:s/>X <text:s/>1 <text:s/>1 <text:s/>F <text:s/>1 <text:s text:c="4"/>1 <text:s/>F <text:s/>1 </text:p>
      <text:p text:style-name="P38">08 <text:s text:c="2"/>1 <text:s/>1 <text:s/>1 <text:s/>1 <text:s/>1 <text:s/>2 <text:s/>1 <text:s/>3 <text:s/>2 <text:s/>2 </text:p>
      <text:p text:style-name="P38">09 <text:s text:c="17"/>1 <text:s/>X <text:s/>X <text:s/>X <text:s/>1 </text:p>
      <text:p text:style-name="P38"/>
      <text:p text:style-name="P38"><text:tab/>[O]pen Cell</text:p>
      <text:p text:style-name="P38"><text:tab/>[F]lag Cell</text:p>
      <text:p text:style-name="P38"><text:tab/>[M]ark Cell</text:p>
      <text:p text:style-name="P38"><text:tab/>[U]nmark Cell</text:p>
      <text:p text:style-name="P38"><text:tab/>[S]ave &amp; Quit Game</text:p>
      <text:p text:style-name="P38"><text:tab/>[Q]uit Game</text:p>
      <text:p text:style-name="P38">Action: o</text:p>
      <text:p text:style-name="P38">Position ([X][SPACE][Y]): 9 7</text:p>
      <text:p text:style-name="P38"/>
      <text:p text:style-name="P38">Time: 105s<text:tab/>Moves: 19<text:tab/>Flagged: 6<text:tab/>Marked: 0<text:tab/>Score: 50125</text:p>
      <text:p text:style-name="P38"/>
      <text:p text:style-name="P38"><text:s text:c="4"/>00 01 02 03 04 05 06 07 08 09</text:p>
      <text:p text:style-name="P38"><text:s text:c="4"/>-- -- -- -- -- -- -- -- -- -- </text:p>
      <text:p text:style-name="P38">00 <text:s text:c="31"/></text:p>
      <text:p text:style-name="P38">01 <text:s text:c="8"/>1 <text:s/>1 <text:s/>1 <text:s text:c="15"/></text:p>
      <text:p text:style-name="P38">02 <text:s text:c="2"/>1 <text:s/>1 <text:s/>1 <text:s/>F <text:s/>1 <text:s text:c="15"/></text:p>
      <text:p text:style-name="P38">03 <text:s text:c="2"/>F <text:s/>1 <text:s/>2 <text:s/>2 <text:s/>3 <text:s/>1 <text:s/>1 <text:s text:c="9"/></text:p>
      <text:p text:style-name="P38">04 <text:s text:c="2"/>1 <text:s/>2 <text:s/>2 <text:s/>F <text:s/>2 <text:s/>F <text:s/>1 <text:s text:c="4"/>1 <text:s/>1 </text:p>
      <text:p text:style-name="P38">05 <text:s text:c="5"/>1 <text:s/>F <text:s/>2 <text:s/>2 <text:s/>1 <text:s/>1 <text:s text:c="4"/>1 <text:s/>F </text:p>
      <text:p text:style-name="P38">06 <text:s text:c="2"/>1 <text:s/>2 <text:s/>2 <text:s/>2 <text:s/>1 <text:s/>1 <text:s text:c="4"/>1 <text:s/>2 <text:s/>2 </text:p>
      <text:p text:style-name="P38">07 <text:s text:c="2"/>1 <text:s/>F <text:s/>1 <text:s/>1 <text:s/>F <text:s/>1 <text:s text:c="4"/>1 <text:s/>F <text:s/>1 </text:p>
      <text:p text:style-name="P38">08 <text:s text:c="2"/>1 <text:s/>1 <text:s/>1 <text:s/>1 <text:s/>1 <text:s/>2 <text:s/>1 <text:s/>3 <text:s/>2 <text:s/>2 </text:p>
      <text:p text:style-name="P38">09 <text:s text:c="17"/>1 <text:s/>F <text:s/>2 <text:s/>F <text:s/>1 </text:p>
      <text:p text:style-name="P38"/>
      <text:p text:style-name="P38">Congratulations! You have won!</text:p>
      <text:p text:style-name="P39">Please enter your name: Shams El-Deen</text:p>
      <text:p text:style-name="P46">Minesweeper Game</text:p>
      <text:p text:style-name="P38"/>
      <text:p text:style-name="P38"><text:tab/>1) New Game</text:p>
      <text:p text:style-name="P38"><text:tab/>2) Load Game</text:p>
      <text:p text:style-name="P38"><text:tab/>3) Hall of Fame</text:p>
      <text:p text:style-name="P38"><text:tab/>4) Exit</text:p>
      <text:p text:style-name="P38"/>
      <text:p text:style-name="P39">Choice: 3</text:p>
      <text:p text:style-name="P39"/>
      <text:p text:style-name="P39">Hall of Fame</text:p>
      <text:p text:style-name="P38"/>
      <text:p text:style-name="P38"><text:s text:c="10"/>Player<text:tab/><text:tab/>Score</text:p>
      <text:p text:style-name="P38"><text:s text:c="10"/>------<text:tab/><text:tab/>-----</text:p>
      <text:p text:style-name="P38"><text:s text:c="3"/>Shams El-Deen<text:tab/><text:tab/>50125</text:p>
      <text:p text:style-name="P38">Abdelhakeem Osama<text:tab/><text:tab/>23447</text:p>
      <text:p text:style-name="P38"/>
      <text:p text:style-name="P38"/>
      <text:p text:style-name="P38">Minesweeper Game</text:p>
      <text:p text:style-name="P38"/>
      <text:p text:style-name="P38"><text:tab/>1) New Game</text:p>
      <text:p text:style-name="P38"><text:tab/>2) Load Game</text:p>
      <text:p text:style-name="P38"><text:tab/>3) Hall of Fame</text:p>
      <text:p text:style-name="P38"><text:tab/>4) Exit</text:p>
      <text:p text:style-name="P38"/>
      <text:p text:style-name="P38">Choice: 4</text:p>
      <text:h text:style-name="P109" text:outline-level="2">Sample Run 02</text:h>
      <text:p text:style-name="P49">grid.txt</text:p>
      <text:p text:style-name="P40"><text:s text:c="4"/>00 01 02</text:p>
      <text:p text:style-name="P40"><text:s text:c="4"/>-- -- -- </text:p>
      <text:p text:style-name="P40">00 <text:s text:c="2"/><text:span text:style-name="T140">0</text:span> <text:s/><text:span text:style-name="T140">0</text:span> <text:s/><text:span text:style-name="T140">0</text:span> </text:p>
      <text:p text:style-name="P40">01 <text:s text:c="2"/>1 <text:s/>1 <text:s/><text:span text:style-name="T140">0</text:span> </text:p>
      <text:p text:style-name="P40">02 <text:s text:c="2"/>* <text:s/>1 <text:s/><text:span text:style-name="T140">0</text:span> </text:p>
      <text:p text:style-name="P40">03 <text:s text:c="2"/>2 <text:s/>2 <text:s/><text:span text:style-name="T140">0</text:span> </text:p>
      <text:p text:style-name="P40">04 <text:s text:c="2"/>* <text:s/>1 <text:s/><text:span text:style-name="T140">0</text:span> </text:p>
      <text:p text:style-name="P40"/>
      <text:p text:style-name="P49">program output:</text:p>
      <text:p text:style-name="P41">Minesweeper Game</text:p>
      <text:p text:style-name="P41"/>
      <text:p text:style-name="P41"><text:tab/>1) New Game</text:p>
      <text:p text:style-name="P41"><text:tab/>2) Load Game</text:p>
      <text:p text:style-name="P41"><text:tab/>3) Hall of Fame</text:p>
      <text:p text:style-name="P41"><text:tab/>4) Exit</text:p>
      <text:p text:style-name="P41"/>
      <text:p text:style-name="P41">Choice: 1</text:p>
      <text:p text:style-name="P41"/>
      <text:p text:style-name="P41">Enter the dimensions of the grid</text:p>
      <text:p text:style-name="P41">Rows: 5</text:p>
      <text:p text:style-name="P41">Columns: 3</text:p>
      <text:p text:style-name="P41"/>
      <text:p text:style-name="P41"><text:s text:c="4"/>00 01 02</text:p>
      <text:p text:style-name="P41"><text:s text:c="4"/>-- -- -- </text:p>
      <text:p text:style-name="P41">00 <text:s text:c="2"/>X <text:s/>X <text:s/>X </text:p>
      <text:p text:style-name="P41">01 <text:s text:c="2"/>X <text:s/>X <text:s/>X </text:p>
      <text:p text:style-name="P41">02 <text:s text:c="2"/>X <text:s/>X <text:s/>X </text:p>
      <text:p text:style-name="P41">03 <text:s text:c="2"/>X <text:s/>X <text:s/>X </text:p>
      <text:p text:style-name="P43">04 <text:s text:c="2"/>X <text:s/>X <text:s/>X </text:p>
      <text:p text:style-name="P43"/>
      <text:p text:style-name="P43">Your first move:</text:p>
      <text:p text:style-name="P44">Position ([X][SPACE][Y]): 0 0</text:p>
      <text:p text:style-name="P47">Time: 0s<text:tab/>Moves: 1<text:tab/>Flagged: 0<text:tab/>Marked: 0<text:tab/>Score: 0</text:p>
      <text:p text:style-name="P41"/>
      <text:p text:style-name="P41"><text:s text:c="4"/>00 01 02</text:p>
      <text:p text:style-name="P41"><text:s text:c="4"/>-- -- -- </text:p>
      <text:p text:style-name="P41">00 <text:s text:c="10"/></text:p>
      <text:p text:style-name="P41">01 <text:s text:c="2"/>1 <text:s/>1 <text:s text:c="3"/></text:p>
      <text:p text:style-name="P41">02 <text:s text:c="2"/>X <text:s/>1 <text:s text:c="3"/></text:p>
      <text:p text:style-name="P41">03 <text:s text:c="2"/>X <text:s/>2 <text:s text:c="3"/></text:p>
      <text:p text:style-name="P41">04 <text:s text:c="2"/>X <text:s/>1 <text:s text:c="3"/></text:p>
      <text:p text:style-name="P41"/>
      <text:p text:style-name="P41"><text:tab/>[O]pen Cell</text:p>
      <text:p text:style-name="P41"><text:tab/>[F]lag Cell</text:p>
      <text:p text:style-name="P41"><text:tab/>[M]ark Cell</text:p>
      <text:p text:style-name="P41"><text:tab/>[U]nmark Cell</text:p>
      <text:p text:style-name="P41"><text:tab/>[S]ave &amp; Quit Game</text:p>
      <text:p text:style-name="P41"><text:tab/>[Q]uit Game</text:p>
      <text:p text:style-name="P41">Action: s</text:p>
      <text:p text:style-name="P42">Game saved successfully!</text:p>
      <text:p text:style-name="P42"/>
      <text:p text:style-name="P42">Minesweeper Game</text:p>
      <text:p text:style-name="P41"/>
      <text:p text:style-name="P41"><text:tab/>1) New Game</text:p>
      <text:p text:style-name="P41"><text:tab/>2) Load Game</text:p>
      <text:p text:style-name="P41"><text:tab/>3) Hall of Fame</text:p>
      <text:p text:style-name="P41"><text:tab/>4) Exit</text:p>
      <text:p text:style-name="P41"/>
      <text:p text:style-name="P41">Choice: 2</text:p>
      <text:p text:style-name="P41"/>
      <text:p text:style-name="P41">Time: 3s<text:tab/>Moves: 1<text:tab/>Flagged: 0<text:tab/>Marked: 0<text:tab/>Score: 16875</text:p>
      <text:p text:style-name="P41"/>
      <text:p text:style-name="P41"><text:s text:c="4"/>00 01 02</text:p>
      <text:p text:style-name="P41"><text:s text:c="4"/>-- -- -- </text:p>
      <text:p text:style-name="P41">00 <text:s text:c="10"/></text:p>
      <text:p text:style-name="P41">01 <text:s text:c="2"/>1 <text:s/>1 <text:s text:c="3"/></text:p>
      <text:p text:style-name="P41">02 <text:s text:c="2"/>X <text:s/>1 <text:s text:c="3"/></text:p>
      <text:p text:style-name="P41">03 <text:s text:c="2"/>X <text:s/>2 <text:s text:c="3"/></text:p>
      <text:p text:style-name="P41">04 <text:s text:c="2"/>X <text:s/>1 <text:s text:c="3"/></text:p>
      <text:p text:style-name="P41"/>
      <text:p text:style-name="P41"><text:tab/>[O]pen Cell</text:p>
      <text:p text:style-name="P41"><text:tab/>[F]lag Cell</text:p>
      <text:p text:style-name="P41"><text:tab/>[M]ark Cell</text:p>
      <text:p text:style-name="P41"><text:tab/>[U]nmark Cell</text:p>
      <text:p text:style-name="P41"><text:tab/>[S]ave &amp; Quit Game</text:p>
      <text:p text:style-name="P41"><text:tab/>[Q]uit Game</text:p>
      <text:p text:style-name="P41">Action: o</text:p>
      <text:p text:style-name="P41">Position ([X][SPACE][Y]): 2 0</text:p>
      <text:p text:style-name="P41"/>
      <text:p text:style-name="P41">Time: 6s<text:tab/>Moves: 2<text:tab/>Flagged: 0<text:tab/>Marked: 0<text:tab/>Score: 4218</text:p>
      <text:p text:style-name="P41"/>
      <text:p text:style-name="P41">You've touched a mine! BOOM! :'(</text:p>
      <text:p text:style-name="P41"/>
      <text:p text:style-name="P41"><text:s text:c="4"/>00 01 02</text:p>
      <text:p text:style-name="P41"><text:s text:c="4"/>-- -- -- </text:p>
      <text:p text:style-name="P41">00 <text:s text:c="10"/></text:p>
      <text:p text:style-name="P41">01 <text:s text:c="2"/>1 <text:s/>1 <text:s text:c="3"/></text:p>
      <text:p text:style-name="P41">02 <text:s text:c="2"/>! <text:s/>1 <text:s text:c="3"/></text:p>
      <text:p text:style-name="P41">03 <text:s text:c="2"/>2 <text:s/>2 <text:s text:c="3"/></text:p>
      <text:p text:style-name="P41">04 <text:s text:c="2"/>M <text:s/>1 <text:s text:c="3"/></text:p>
      <text:p text:style-name="P41"/>
      <text:p text:style-name="P41"/>
      <text:p text:style-name="P41">Minesweeper Game</text:p>
      <text:p text:style-name="P41"/>
      <text:p text:style-name="P41"><text:tab/>1) New Game</text:p>
      <text:p text:style-name="P41"><text:tab/>2) Load Game</text:p>
      <text:p text:style-name="P41"><text:tab/>3) Hall of Fame</text:p>
      <text:p text:style-name="P41"><text:tab/>4) Exit</text:p>
      <text:p text:style-name="P41"/>
      <text:p text:style-name="P41">Choice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Noto Mono" fo:font-family="'Noto Mono'" style:font-pitch="fixed" officeooo:rsid="005ad73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/>
    <style:style style:name="Funcdesc" style:family="paragraph" style:parent-style-name="Text_20_body">
      <style:text-properties fo:font-size="8pt" officeooo:rsid="0096527f" style:font-size-asian="7pt" style:font-size-complex="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Noto Mono" fo:font-family="'Noto Mono'" style:font-pitch="fixed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FreeMono" style:font-family-asian="FreeMono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3:59.358972442</meta:creation-date>
    <dc:date>2016-12-29T02:14:37.573213766</dc:date>
    <meta:editing-duration>PT12H44M54S</meta:editing-duration>
    <meta:editing-cycles>354</meta:editing-cycles>
    <meta:generator>LibreOffice/5.2.4.2.0$Linux_X86_64 LibreOffice_project/20m0$Build-2</meta:generator>
    <meta:document-statistic meta:table-count="3" meta:image-count="0" meta:object-count="0" meta:page-count="18" meta:paragraph-count="782" meta:word-count="5525" meta:character-count="27234" meta:non-whitespace-character-count="17445"/>
  </office:meta>
</office:document-meta>
</file>